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2" style:apply-style-name="Untitled1" style:base-cell-address="Sheet1.O27"/>
      <style:map style:condition="cell-content()&gt;4" style:apply-style-name="Untitled2" style:base-cell-address="Sheet1.O27"/>
      <style:map style:condition="cell-content()&gt;6" style:apply-style-name="Untitled3" style:base-cell-address="Sheet1.O27"/>
    </style:style>
    <style:style style:name="ce3" style:family="table-cell" style:parent-style-name="Default">
      <style:map style:condition="cell-content()&gt;4" style:apply-style-name="Untitled7" style:base-cell-address="Sheet1.B30"/>
      <style:map style:condition="cell-content()&gt;3" style:apply-style-name="Untitled8" style:base-cell-address="Sheet1.B30"/>
      <style:map style:condition="cell-content()&gt;2" style:apply-style-name="Untitled9" style:base-cell-address="Sheet1.B30"/>
    </style:style>
    <style:style style:name="ce4" style:family="table-cell" style:parent-style-name="Default">
      <style:map style:condition="cell-content()&gt;7" style:apply-style-name="Untitled4" style:base-cell-address="Sheet1.O27"/>
      <style:map style:condition="cell-content()&gt;5" style:apply-style-name="Untitled5" style:base-cell-address="Sheet1.O27"/>
      <style:map style:condition="cell-content()&gt;3" style:apply-style-name="Untitled6" style:base-cell-address="Sheet1.O27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3" table:default-cell-style-name="ce4"/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6">
            <text:p>26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$A2]+([.$A2]/[.B$1])" office:value-type="float" office:value="0">
            <text:p>#DIV/0!</text:p>
          </table:table-cell>
          <table:table-cell table:formula="of:=[.$A2]+(([.C$1]*4)^(1/3))" office:value-type="float" office:value="2">
            <text:p>2</text:p>
          </table:table-cell>
          <table:table-cell table:formula="of:=[.$A2]+(([.D$1]*4)^(1/3))" office:value-type="float" office:value="2.51984209978975">
            <text:p>2.52</text:p>
          </table:table-cell>
          <table:table-cell table:formula="of:=[.$A2]+(([.E$1]*4)^(1/3))" office:value-type="float" office:value="2.88449914061482">
            <text:p>2.88</text:p>
          </table:table-cell>
          <table:table-cell table:formula="of:=[.$A2]+(([.F$1]*4)^(1/3))" office:value-type="float" office:value="3.1748021039364">
            <text:p>3.17</text:p>
          </table:table-cell>
          <table:table-cell table:formula="of:=[.$A2]+(([.G$1]*4)^(1/3))" office:value-type="float" office:value="3.41995189335339">
            <text:p>3.42</text:p>
          </table:table-cell>
          <table:table-cell table:formula="of:=[.$A2]+(([.H$1]*4)^(1/3))" office:value-type="float" office:value="3.63424118566428">
            <text:p>3.63</text:p>
          </table:table-cell>
          <table:table-cell table:formula="of:=[.$A2]+(([.I$1]*4)^(1/3))" office:value-type="float" office:value="3.82586236554478">
            <text:p>3.83</text:p>
          </table:table-cell>
          <table:table-cell table:formula="of:=[.$A2]+(([.J$1]*4)^(1/3))" office:value-type="float" office:value="4">
            <text:p>4</text:p>
          </table:table-cell>
          <table:table-cell table:formula="of:=[.$A2]+(([.K$1]*4)^(1/3))" office:value-type="float" office:value="4.16016764610381">
            <text:p>4.16</text:p>
          </table:table-cell>
          <table:table-cell table:formula="of:=[.$A2]+(([.L$1]*4)^(1/3))" office:value-type="float" office:value="4.30886938006377">
            <text:p>4.31</text:p>
          </table:table-cell>
          <table:table-cell table:formula="of:=[.$A2]+(([.M$1]*4)^(1/3))" office:value-type="float" office:value="4.44796018113863">
            <text:p>4.45</text:p>
          </table:table-cell>
          <table:table-cell table:formula="of:=[.$A2]+(([.N$1]*4)^(1/3))" office:value-type="float" office:value="4.57885697021333">
            <text:p>4.58</text:p>
          </table:table-cell>
          <table:table-cell table:formula="of:=[.$A2]+(([.O$1]*4)^(1/3))" office:value-type="float" office:value="4.70266937544151">
            <text:p>4.7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table:formula="of:=[.$A3]+([.$A3]/[.B$1])" office:value-type="float" office:value="0">
            <text:p>#DIV/0!</text:p>
          </table:table-cell>
          <table:table-cell table:formula="of:=[.$A3]+(([.C$1]*4)^(1/3))" office:value-type="float" office:value="2.2">
            <text:p>2.2</text:p>
          </table:table-cell>
          <table:table-cell table:formula="of:=[.$A3]+(([.D$1]*4)^(1/3))" office:value-type="float" office:value="2.71984209978975">
            <text:p>2.72</text:p>
          </table:table-cell>
          <table:table-cell table:formula="of:=[.$A3]+(([.E$1]*4)^(1/3))" office:value-type="float" office:value="3.08449914061482">
            <text:p>3.08</text:p>
          </table:table-cell>
          <table:table-cell table:formula="of:=[.$A3]+(([.F$1]*4)^(1/3))" office:value-type="float" office:value="3.3748021039364">
            <text:p>3.37</text:p>
          </table:table-cell>
          <table:table-cell table:formula="of:=[.$A3]+(([.G$1]*4)^(1/3))" office:value-type="float" office:value="3.61995189335339">
            <text:p>3.62</text:p>
          </table:table-cell>
          <table:table-cell table:formula="of:=[.$A3]+(([.H$1]*4)^(1/3))" office:value-type="float" office:value="3.83424118566428">
            <text:p>3.83</text:p>
          </table:table-cell>
          <table:table-cell table:formula="of:=[.$A3]+(([.I$1]*4)^(1/3))" office:value-type="float" office:value="4.02586236554478">
            <text:p>4.03</text:p>
          </table:table-cell>
          <table:table-cell table:formula="of:=[.$A3]+(([.J$1]*4)^(1/3))" office:value-type="float" office:value="4.2">
            <text:p>4.2</text:p>
          </table:table-cell>
          <table:table-cell table:formula="of:=[.$A3]+(([.K$1]*4)^(1/3))" office:value-type="float" office:value="4.36016764610381">
            <text:p>4.36</text:p>
          </table:table-cell>
          <table:table-cell table:formula="of:=[.$A3]+(([.L$1]*4)^(1/3))" office:value-type="float" office:value="4.50886938006377">
            <text:p>4.51</text:p>
          </table:table-cell>
          <table:table-cell table:formula="of:=[.$A3]+(([.M$1]*4)^(1/3))" office:value-type="float" office:value="4.64796018113863">
            <text:p>4.65</text:p>
          </table:table-cell>
          <table:table-cell table:formula="of:=[.$A3]+(([.N$1]*4)^(1/3))" office:value-type="float" office:value="4.77885697021333">
            <text:p>4.78</text:p>
          </table:table-cell>
          <table:table-cell table:formula="of:=[.$A3]+(([.O$1]*4)^(1/3))" office:value-type="float" office:value="4.90266937544152">
            <text:p>4.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table:formula="of:=[.$A4]+([.$A4]/[.B$1])" office:value-type="float" office:value="0">
            <text:p>#DIV/0!</text:p>
          </table:table-cell>
          <table:table-cell table:formula="of:=[.$A4]+(([.C$1]*4)^(1/3))" office:value-type="float" office:value="2.4">
            <text:p>2.4</text:p>
          </table:table-cell>
          <table:table-cell table:formula="of:=[.$A4]+(([.D$1]*4)^(1/3))" office:value-type="float" office:value="2.91984209978975">
            <text:p>2.92</text:p>
          </table:table-cell>
          <table:table-cell table:formula="of:=[.$A4]+(([.E$1]*4)^(1/3))" office:value-type="float" office:value="3.28449914061482">
            <text:p>3.28</text:p>
          </table:table-cell>
          <table:table-cell table:formula="of:=[.$A4]+(([.F$1]*4)^(1/3))" office:value-type="float" office:value="3.5748021039364">
            <text:p>3.57</text:p>
          </table:table-cell>
          <table:table-cell table:formula="of:=[.$A4]+(([.G$1]*4)^(1/3))" office:value-type="float" office:value="3.81995189335339">
            <text:p>3.82</text:p>
          </table:table-cell>
          <table:table-cell table:formula="of:=[.$A4]+(([.H$1]*4)^(1/3))" office:value-type="float" office:value="4.03424118566428">
            <text:p>4.03</text:p>
          </table:table-cell>
          <table:table-cell table:formula="of:=[.$A4]+(([.I$1]*4)^(1/3))" office:value-type="float" office:value="4.22586236554478">
            <text:p>4.23</text:p>
          </table:table-cell>
          <table:table-cell table:formula="of:=[.$A4]+(([.J$1]*4)^(1/3))" office:value-type="float" office:value="4.4">
            <text:p>4.4</text:p>
          </table:table-cell>
          <table:table-cell table:formula="of:=[.$A4]+(([.K$1]*4)^(1/3))" office:value-type="float" office:value="4.56016764610381">
            <text:p>4.56</text:p>
          </table:table-cell>
          <table:table-cell table:formula="of:=[.$A4]+(([.L$1]*4)^(1/3))" office:value-type="float" office:value="4.70886938006377">
            <text:p>4.71</text:p>
          </table:table-cell>
          <table:table-cell table:formula="of:=[.$A4]+(([.M$1]*4)^(1/3))" office:value-type="float" office:value="4.84796018113863">
            <text:p>4.85</text:p>
          </table:table-cell>
          <table:table-cell table:formula="of:=[.$A4]+(([.N$1]*4)^(1/3))" office:value-type="float" office:value="4.97885697021333">
            <text:p>4.98</text:p>
          </table:table-cell>
          <table:table-cell table:formula="of:=[.$A4]+(([.O$1]*4)^(1/3))" office:value-type="float" office:value="5.10266937544152">
            <text:p>5.1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table:formula="of:=[.$A5]+([.$A5]/[.B$1])" office:value-type="float" office:value="0">
            <text:p>#DIV/0!</text:p>
          </table:table-cell>
          <table:table-cell table:formula="of:=[.$A5]+(([.C$1]*4)^(1/3))" office:value-type="float" office:value="2.6">
            <text:p>2.6</text:p>
          </table:table-cell>
          <table:table-cell table:formula="of:=[.$A5]+(([.D$1]*4)^(1/3))" office:value-type="float" office:value="3.11984209978975">
            <text:p>3.12</text:p>
          </table:table-cell>
          <table:table-cell table:formula="of:=[.$A5]+(([.E$1]*4)^(1/3))" office:value-type="float" office:value="3.48449914061482">
            <text:p>3.48</text:p>
          </table:table-cell>
          <table:table-cell table:formula="of:=[.$A5]+(([.F$1]*4)^(1/3))" office:value-type="float" office:value="3.7748021039364">
            <text:p>3.77</text:p>
          </table:table-cell>
          <table:table-cell table:formula="of:=[.$A5]+(([.G$1]*4)^(1/3))" office:value-type="float" office:value="4.01995189335339">
            <text:p>4.02</text:p>
          </table:table-cell>
          <table:table-cell table:formula="of:=[.$A5]+(([.H$1]*4)^(1/3))" office:value-type="float" office:value="4.23424118566428">
            <text:p>4.23</text:p>
          </table:table-cell>
          <table:table-cell table:formula="of:=[.$A5]+(([.I$1]*4)^(1/3))" office:value-type="float" office:value="4.42586236554478">
            <text:p>4.43</text:p>
          </table:table-cell>
          <table:table-cell table:formula="of:=[.$A5]+(([.J$1]*4)^(1/3))" office:value-type="float" office:value="4.6">
            <text:p>4.6</text:p>
          </table:table-cell>
          <table:table-cell table:formula="of:=[.$A5]+(([.K$1]*4)^(1/3))" office:value-type="float" office:value="4.76016764610381">
            <text:p>4.76</text:p>
          </table:table-cell>
          <table:table-cell table:formula="of:=[.$A5]+(([.L$1]*4)^(1/3))" office:value-type="float" office:value="4.90886938006377">
            <text:p>4.91</text:p>
          </table:table-cell>
          <table:table-cell table:formula="of:=[.$A5]+(([.M$1]*4)^(1/3))" office:value-type="float" office:value="5.04796018113863">
            <text:p>5.05</text:p>
          </table:table-cell>
          <table:table-cell table:formula="of:=[.$A5]+(([.N$1]*4)^(1/3))" office:value-type="float" office:value="5.17885697021333">
            <text:p>5.18</text:p>
          </table:table-cell>
          <table:table-cell table:formula="of:=[.$A5]+(([.O$1]*4)^(1/3))" office:value-type="float" office:value="5.30266937544151">
            <text:p>5.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formula="of:=[.$A6]+([.$A6]/[.B$1])" office:value-type="float" office:value="0">
            <text:p>#DIV/0!</text:p>
          </table:table-cell>
          <table:table-cell table:formula="of:=[.$A6]+(([.C$1]*4)^(1/3))" office:value-type="float" office:value="2.8">
            <text:p>2.8</text:p>
          </table:table-cell>
          <table:table-cell table:formula="of:=[.$A6]+(([.D$1]*4)^(1/3))" office:value-type="float" office:value="3.31984209978975">
            <text:p>3.32</text:p>
          </table:table-cell>
          <table:table-cell table:formula="of:=[.$A6]+(([.E$1]*4)^(1/3))" office:value-type="float" office:value="3.68449914061482">
            <text:p>3.68</text:p>
          </table:table-cell>
          <table:table-cell table:formula="of:=[.$A6]+(([.F$1]*4)^(1/3))" office:value-type="float" office:value="3.9748021039364">
            <text:p>3.97</text:p>
          </table:table-cell>
          <table:table-cell table:formula="of:=[.$A6]+(([.G$1]*4)^(1/3))" office:value-type="float" office:value="4.21995189335339">
            <text:p>4.22</text:p>
          </table:table-cell>
          <table:table-cell table:formula="of:=[.$A6]+(([.H$1]*4)^(1/3))" office:value-type="float" office:value="4.43424118566428">
            <text:p>4.43</text:p>
          </table:table-cell>
          <table:table-cell table:formula="of:=[.$A6]+(([.I$1]*4)^(1/3))" office:value-type="float" office:value="4.62586236554478">
            <text:p>4.63</text:p>
          </table:table-cell>
          <table:table-cell table:formula="of:=[.$A6]+(([.J$1]*4)^(1/3))" office:value-type="float" office:value="4.8">
            <text:p>4.8</text:p>
          </table:table-cell>
          <table:table-cell table:formula="of:=[.$A6]+(([.K$1]*4)^(1/3))" office:value-type="float" office:value="4.96016764610381">
            <text:p>4.96</text:p>
          </table:table-cell>
          <table:table-cell table:formula="of:=[.$A6]+(([.L$1]*4)^(1/3))" office:value-type="float" office:value="5.10886938006377">
            <text:p>5.11</text:p>
          </table:table-cell>
          <table:table-cell table:formula="of:=[.$A6]+(([.M$1]*4)^(1/3))" office:value-type="float" office:value="5.24796018113863">
            <text:p>5.25</text:p>
          </table:table-cell>
          <table:table-cell table:formula="of:=[.$A6]+(([.N$1]*4)^(1/3))" office:value-type="float" office:value="5.37885697021333">
            <text:p>5.38</text:p>
          </table:table-cell>
          <table:table-cell table:formula="of:=[.$A6]+(([.O$1]*4)^(1/3))" office:value-type="float" office:value="5.50266937544151">
            <text:p>5.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$A7]+([.$A7]/[.B$1])" office:value-type="float" office:value="0">
            <text:p>#DIV/0!</text:p>
          </table:table-cell>
          <table:table-cell table:formula="of:=[.$A7]+(([.C$1]*4)^(1/3))" office:value-type="float" office:value="3">
            <text:p>3</text:p>
          </table:table-cell>
          <table:table-cell table:formula="of:=[.$A7]+(([.D$1]*4)^(1/3))" office:value-type="float" office:value="3.51984209978975">
            <text:p>3.52</text:p>
          </table:table-cell>
          <table:table-cell table:formula="of:=[.$A7]+(([.E$1]*4)^(1/3))" office:value-type="float" office:value="3.88449914061482">
            <text:p>3.88</text:p>
          </table:table-cell>
          <table:table-cell table:formula="of:=[.$A7]+(([.F$1]*4)^(1/3))" office:value-type="float" office:value="4.1748021039364">
            <text:p>4.17</text:p>
          </table:table-cell>
          <table:table-cell table:formula="of:=[.$A7]+(([.G$1]*4)^(1/3))" office:value-type="float" office:value="4.41995189335339">
            <text:p>4.42</text:p>
          </table:table-cell>
          <table:table-cell table:formula="of:=[.$A7]+(([.H$1]*4)^(1/3))" office:value-type="float" office:value="4.63424118566428">
            <text:p>4.63</text:p>
          </table:table-cell>
          <table:table-cell table:formula="of:=[.$A7]+(([.I$1]*4)^(1/3))" office:value-type="float" office:value="4.82586236554478">
            <text:p>4.83</text:p>
          </table:table-cell>
          <table:table-cell table:formula="of:=[.$A7]+(([.J$1]*4)^(1/3))" office:value-type="float" office:value="5">
            <text:p>5</text:p>
          </table:table-cell>
          <table:table-cell table:formula="of:=[.$A7]+(([.K$1]*4)^(1/3))" office:value-type="float" office:value="5.16016764610381">
            <text:p>5.16</text:p>
          </table:table-cell>
          <table:table-cell table:formula="of:=[.$A7]+(([.L$1]*4)^(1/3))" office:value-type="float" office:value="5.30886938006377">
            <text:p>5.31</text:p>
          </table:table-cell>
          <table:table-cell table:formula="of:=[.$A7]+(([.M$1]*4)^(1/3))" office:value-type="float" office:value="5.44796018113863">
            <text:p>5.45</text:p>
          </table:table-cell>
          <table:table-cell table:formula="of:=[.$A7]+(([.N$1]*4)^(1/3))" office:value-type="float" office:value="5.57885697021333">
            <text:p>5.58</text:p>
          </table:table-cell>
          <table:table-cell table:formula="of:=[.$A7]+(([.O$1]*4)^(1/3))" office:value-type="float" office:value="5.70266937544151">
            <text:p>5.7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table:formula="of:=[.$A8]+([.$A8]/[.B$1])" office:value-type="float" office:value="0">
            <text:p>#DIV/0!</text:p>
          </table:table-cell>
          <table:table-cell table:formula="of:=[.$A8]+(([.C$1]*4)^(1/3))" office:value-type="float" office:value="3.2">
            <text:p>3.2</text:p>
          </table:table-cell>
          <table:table-cell table:formula="of:=[.$A8]+(([.D$1]*4)^(1/3))" office:value-type="float" office:value="3.71984209978975">
            <text:p>3.72</text:p>
          </table:table-cell>
          <table:table-cell table:formula="of:=[.$A8]+(([.E$1]*4)^(1/3))" office:value-type="float" office:value="4.08449914061482">
            <text:p>4.08</text:p>
          </table:table-cell>
          <table:table-cell table:formula="of:=[.$A8]+(([.F$1]*4)^(1/3))" office:value-type="float" office:value="4.3748021039364">
            <text:p>4.37</text:p>
          </table:table-cell>
          <table:table-cell table:formula="of:=[.$A8]+(([.G$1]*4)^(1/3))" office:value-type="float" office:value="4.61995189335339">
            <text:p>4.62</text:p>
          </table:table-cell>
          <table:table-cell table:formula="of:=[.$A8]+(([.H$1]*4)^(1/3))" office:value-type="float" office:value="4.83424118566428">
            <text:p>4.83</text:p>
          </table:table-cell>
          <table:table-cell table:formula="of:=[.$A8]+(([.I$1]*4)^(1/3))" office:value-type="float" office:value="5.02586236554478">
            <text:p>5.03</text:p>
          </table:table-cell>
          <table:table-cell table:formula="of:=[.$A8]+(([.J$1]*4)^(1/3))" office:value-type="float" office:value="5.2">
            <text:p>5.2</text:p>
          </table:table-cell>
          <table:table-cell table:formula="of:=[.$A8]+(([.K$1]*4)^(1/3))" office:value-type="float" office:value="5.36016764610381">
            <text:p>5.36</text:p>
          </table:table-cell>
          <table:table-cell table:formula="of:=[.$A8]+(([.L$1]*4)^(1/3))" office:value-type="float" office:value="5.50886938006377">
            <text:p>5.51</text:p>
          </table:table-cell>
          <table:table-cell table:formula="of:=[.$A8]+(([.M$1]*4)^(1/3))" office:value-type="float" office:value="5.64796018113863">
            <text:p>5.65</text:p>
          </table:table-cell>
          <table:table-cell table:formula="of:=[.$A8]+(([.N$1]*4)^(1/3))" office:value-type="float" office:value="5.77885697021333">
            <text:p>5.78</text:p>
          </table:table-cell>
          <table:table-cell table:formula="of:=[.$A8]+(([.O$1]*4)^(1/3))" office:value-type="float" office:value="5.90266937544152">
            <text:p>5.9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table:formula="of:=[.$A9]+([.$A9]/[.B$1])" office:value-type="float" office:value="0">
            <text:p>#DIV/0!</text:p>
          </table:table-cell>
          <table:table-cell table:formula="of:=[.$A9]+(([.C$1]*4)^(1/3))" office:value-type="float" office:value="3.4">
            <text:p>3.4</text:p>
          </table:table-cell>
          <table:table-cell table:formula="of:=[.$A9]+(([.D$1]*4)^(1/3))" office:value-type="float" office:value="3.91984209978975">
            <text:p>3.92</text:p>
          </table:table-cell>
          <table:table-cell table:formula="of:=[.$A9]+(([.E$1]*4)^(1/3))" office:value-type="float" office:value="4.28449914061482">
            <text:p>4.28</text:p>
          </table:table-cell>
          <table:table-cell table:formula="of:=[.$A9]+(([.F$1]*4)^(1/3))" office:value-type="float" office:value="4.5748021039364">
            <text:p>4.57</text:p>
          </table:table-cell>
          <table:table-cell table:formula="of:=[.$A9]+(([.G$1]*4)^(1/3))" office:value-type="float" office:value="4.81995189335339">
            <text:p>4.82</text:p>
          </table:table-cell>
          <table:table-cell table:formula="of:=[.$A9]+(([.H$1]*4)^(1/3))" office:value-type="float" office:value="5.03424118566428">
            <text:p>5.03</text:p>
          </table:table-cell>
          <table:table-cell table:formula="of:=[.$A9]+(([.I$1]*4)^(1/3))" office:value-type="float" office:value="5.22586236554478">
            <text:p>5.23</text:p>
          </table:table-cell>
          <table:table-cell table:formula="of:=[.$A9]+(([.J$1]*4)^(1/3))" office:value-type="float" office:value="5.4">
            <text:p>5.4</text:p>
          </table:table-cell>
          <table:table-cell table:formula="of:=[.$A9]+(([.K$1]*4)^(1/3))" office:value-type="float" office:value="5.56016764610381">
            <text:p>5.56</text:p>
          </table:table-cell>
          <table:table-cell table:formula="of:=[.$A9]+(([.L$1]*4)^(1/3))" office:value-type="float" office:value="5.70886938006377">
            <text:p>5.71</text:p>
          </table:table-cell>
          <table:table-cell table:formula="of:=[.$A9]+(([.M$1]*4)^(1/3))" office:value-type="float" office:value="5.84796018113863">
            <text:p>5.85</text:p>
          </table:table-cell>
          <table:table-cell table:formula="of:=[.$A9]+(([.N$1]*4)^(1/3))" office:value-type="float" office:value="5.97885697021333">
            <text:p>5.98</text:p>
          </table:table-cell>
          <table:table-cell table:formula="of:=[.$A9]+(([.O$1]*4)^(1/3))" office:value-type="float" office:value="6.10266937544152">
            <text:p>6.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table:formula="of:=[.$A10]+([.$A10]/[.B$1])" office:value-type="float" office:value="0">
            <text:p>#DIV/0!</text:p>
          </table:table-cell>
          <table:table-cell table:formula="of:=[.$A10]+(([.C$1]*4)^(1/3))" office:value-type="float" office:value="3.6">
            <text:p>3.6</text:p>
            <draw:frame table:end-cell-address="Sheet1.K23" table:end-x="2.035cm" table:end-y="0.445cm" draw:z-index="0" draw:style-name="gr1" svg:width="19.319cm" svg:height="6.376cm" svg:x="0.781cm" svg:y="0.191cm">
              <draw:object draw:notify-on-update-of-ranges="Sheet1.B30:Sheet1.O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$A10]+(([.D$1]*4)^(1/3))" office:value-type="float" office:value="4.11984209978975">
            <text:p>4.12</text:p>
          </table:table-cell>
          <table:table-cell table:formula="of:=[.$A10]+(([.E$1]*4)^(1/3))" office:value-type="float" office:value="4.48449914061482">
            <text:p>4.48</text:p>
          </table:table-cell>
          <table:table-cell table:formula="of:=[.$A10]+(([.F$1]*4)^(1/3))" office:value-type="float" office:value="4.7748021039364">
            <text:p>4.77</text:p>
          </table:table-cell>
          <table:table-cell table:formula="of:=[.$A10]+(([.G$1]*4)^(1/3))" office:value-type="float" office:value="5.01995189335339">
            <text:p>5.02</text:p>
          </table:table-cell>
          <table:table-cell table:formula="of:=[.$A10]+(([.H$1]*4)^(1/3))" office:value-type="float" office:value="5.23424118566428">
            <text:p>5.23</text:p>
          </table:table-cell>
          <table:table-cell table:formula="of:=[.$A10]+(([.I$1]*4)^(1/3))" office:value-type="float" office:value="5.42586236554478">
            <text:p>5.43</text:p>
          </table:table-cell>
          <table:table-cell table:formula="of:=[.$A10]+(([.J$1]*4)^(1/3))" office:value-type="float" office:value="5.6">
            <text:p>5.6</text:p>
          </table:table-cell>
          <table:table-cell table:formula="of:=[.$A10]+(([.K$1]*4)^(1/3))" office:value-type="float" office:value="5.76016764610381">
            <text:p>5.76</text:p>
          </table:table-cell>
          <table:table-cell table:formula="of:=[.$A10]+(([.L$1]*4)^(1/3))" office:value-type="float" office:value="5.90886938006377">
            <text:p>5.91</text:p>
          </table:table-cell>
          <table:table-cell table:formula="of:=[.$A10]+(([.M$1]*4)^(1/3))" office:value-type="float" office:value="6.04796018113863">
            <text:p>6.05</text:p>
          </table:table-cell>
          <table:table-cell table:formula="of:=[.$A10]+(([.N$1]*4)^(1/3))" office:value-type="float" office:value="6.17885697021333">
            <text:p>6.18</text:p>
          </table:table-cell>
          <table:table-cell table:formula="of:=[.$A10]+(([.O$1]*4)^(1/3))" office:value-type="float" office:value="6.30266937544151">
            <text:p>6.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table:formula="of:=[.$A11]+([.$A11]/[.B$1])" office:value-type="float" office:value="0">
            <text:p>#DIV/0!</text:p>
          </table:table-cell>
          <table:table-cell table:formula="of:=[.$A11]+(([.C$1]*4)^(1/3))" office:value-type="float" office:value="3.8">
            <text:p>3.8</text:p>
          </table:table-cell>
          <table:table-cell table:formula="of:=[.$A11]+(([.D$1]*4)^(1/3))" office:value-type="float" office:value="4.31984209978975">
            <text:p>4.32</text:p>
          </table:table-cell>
          <table:table-cell table:formula="of:=[.$A11]+(([.E$1]*4)^(1/3))" office:value-type="float" office:value="4.68449914061482">
            <text:p>4.68</text:p>
          </table:table-cell>
          <table:table-cell table:formula="of:=[.$A11]+(([.F$1]*4)^(1/3))" office:value-type="float" office:value="4.9748021039364">
            <text:p>4.97</text:p>
          </table:table-cell>
          <table:table-cell table:formula="of:=[.$A11]+(([.G$1]*4)^(1/3))" office:value-type="float" office:value="5.21995189335339">
            <text:p>5.22</text:p>
          </table:table-cell>
          <table:table-cell table:formula="of:=[.$A11]+(([.H$1]*4)^(1/3))" office:value-type="float" office:value="5.43424118566428">
            <text:p>5.43</text:p>
          </table:table-cell>
          <table:table-cell table:formula="of:=[.$A11]+(([.I$1]*4)^(1/3))" office:value-type="float" office:value="5.62586236554478">
            <text:p>5.63</text:p>
          </table:table-cell>
          <table:table-cell table:formula="of:=[.$A11]+(([.J$1]*4)^(1/3))" office:value-type="float" office:value="5.8">
            <text:p>5.8</text:p>
          </table:table-cell>
          <table:table-cell table:formula="of:=[.$A11]+(([.K$1]*4)^(1/3))" office:value-type="float" office:value="5.96016764610381">
            <text:p>5.96</text:p>
          </table:table-cell>
          <table:table-cell table:formula="of:=[.$A11]+(([.L$1]*4)^(1/3))" office:value-type="float" office:value="6.10886938006377">
            <text:p>6.11</text:p>
          </table:table-cell>
          <table:table-cell table:formula="of:=[.$A11]+(([.M$1]*4)^(1/3))" office:value-type="float" office:value="6.24796018113863">
            <text:p>6.25</text:p>
          </table:table-cell>
          <table:table-cell table:formula="of:=[.$A11]+(([.N$1]*4)^(1/3))" office:value-type="float" office:value="6.37885697021333">
            <text:p>6.38</text:p>
          </table:table-cell>
          <table:table-cell table:formula="of:=[.$A11]+(([.O$1]*4)^(1/3))" office:value-type="float" office:value="6.50266937544151">
            <text:p>6.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$A12]+([.$A12]/[.B$1])" office:value-type="float" office:value="0">
            <text:p>#DIV/0!</text:p>
          </table:table-cell>
          <table:table-cell table:formula="of:=[.$A12]+(([.C$1]*4)^(1/3))" office:value-type="float" office:value="4">
            <text:p>4</text:p>
          </table:table-cell>
          <table:table-cell table:formula="of:=[.$A12]+(([.D$1]*4)^(1/3))" office:value-type="float" office:value="4.51984209978975">
            <text:p>4.52</text:p>
          </table:table-cell>
          <table:table-cell table:formula="of:=[.$A12]+(([.E$1]*4)^(1/3))" office:value-type="float" office:value="4.88449914061482">
            <text:p>4.88</text:p>
          </table:table-cell>
          <table:table-cell table:formula="of:=[.$A12]+(([.F$1]*4)^(1/3))" office:value-type="float" office:value="5.1748021039364">
            <text:p>5.17</text:p>
          </table:table-cell>
          <table:table-cell table:formula="of:=[.$A12]+(([.G$1]*4)^(1/3))" office:value-type="float" office:value="5.41995189335339">
            <text:p>5.42</text:p>
          </table:table-cell>
          <table:table-cell table:formula="of:=[.$A12]+(([.H$1]*4)^(1/3))" office:value-type="float" office:value="5.63424118566428">
            <text:p>5.63</text:p>
          </table:table-cell>
          <table:table-cell table:formula="of:=[.$A12]+(([.I$1]*4)^(1/3))" office:value-type="float" office:value="5.82586236554478">
            <text:p>5.83</text:p>
          </table:table-cell>
          <table:table-cell table:formula="of:=[.$A12]+(([.J$1]*4)^(1/3))" office:value-type="float" office:value="6">
            <text:p>6</text:p>
          </table:table-cell>
          <table:table-cell table:formula="of:=[.$A12]+(([.K$1]*4)^(1/3))" office:value-type="float" office:value="6.16016764610381">
            <text:p>6.16</text:p>
          </table:table-cell>
          <table:table-cell table:formula="of:=[.$A12]+(([.L$1]*4)^(1/3))" office:value-type="float" office:value="6.30886938006377">
            <text:p>6.31</text:p>
          </table:table-cell>
          <table:table-cell table:formula="of:=[.$A12]+(([.M$1]*4)^(1/3))" office:value-type="float" office:value="6.44796018113863">
            <text:p>6.45</text:p>
          </table:table-cell>
          <table:table-cell table:formula="of:=[.$A12]+(([.N$1]*4)^(1/3))" office:value-type="float" office:value="6.57885697021333">
            <text:p>6.58</text:p>
          </table:table-cell>
          <table:table-cell table:formula="of:=[.$A12]+(([.O$1]*4)^(1/3))" office:value-type="float" office:value="6.70266937544151">
            <text:p>6.7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table:formula="of:=[.$A13]+([.$A13]/[.B$1])" office:value-type="float" office:value="0">
            <text:p>#DIV/0!</text:p>
          </table:table-cell>
          <table:table-cell table:formula="of:=[.$A13]+(([.C$1]*4)^(1/3))" office:value-type="float" office:value="4.2">
            <text:p>4.2</text:p>
          </table:table-cell>
          <table:table-cell table:formula="of:=[.$A13]+(([.D$1]*4)^(1/3))" office:value-type="float" office:value="4.71984209978975">
            <text:p>4.72</text:p>
          </table:table-cell>
          <table:table-cell table:formula="of:=[.$A13]+(([.E$1]*4)^(1/3))" office:value-type="float" office:value="5.08449914061482">
            <text:p>5.08</text:p>
          </table:table-cell>
          <table:table-cell table:formula="of:=[.$A13]+(([.F$1]*4)^(1/3))" office:value-type="float" office:value="5.3748021039364">
            <text:p>5.37</text:p>
          </table:table-cell>
          <table:table-cell table:formula="of:=[.$A13]+(([.G$1]*4)^(1/3))" office:value-type="float" office:value="5.61995189335339">
            <text:p>5.62</text:p>
          </table:table-cell>
          <table:table-cell table:formula="of:=[.$A13]+(([.H$1]*4)^(1/3))" office:value-type="float" office:value="5.83424118566428">
            <text:p>5.83</text:p>
          </table:table-cell>
          <table:table-cell table:formula="of:=[.$A13]+(([.I$1]*4)^(1/3))" office:value-type="float" office:value="6.02586236554478">
            <text:p>6.03</text:p>
          </table:table-cell>
          <table:table-cell table:formula="of:=[.$A13]+(([.J$1]*4)^(1/3))" office:value-type="float" office:value="6.2">
            <text:p>6.2</text:p>
          </table:table-cell>
          <table:table-cell table:formula="of:=[.$A13]+(([.K$1]*4)^(1/3))" office:value-type="float" office:value="6.36016764610381">
            <text:p>6.36</text:p>
          </table:table-cell>
          <table:table-cell table:formula="of:=[.$A13]+(([.L$1]*4)^(1/3))" office:value-type="float" office:value="6.50886938006377">
            <text:p>6.51</text:p>
          </table:table-cell>
          <table:table-cell table:formula="of:=[.$A13]+(([.M$1]*4)^(1/3))" office:value-type="float" office:value="6.64796018113863">
            <text:p>6.65</text:p>
          </table:table-cell>
          <table:table-cell table:formula="of:=[.$A13]+(([.N$1]*4)^(1/3))" office:value-type="float" office:value="6.77885697021333">
            <text:p>6.78</text:p>
          </table:table-cell>
          <table:table-cell table:formula="of:=[.$A13]+(([.O$1]*4)^(1/3))" office:value-type="float" office:value="6.90266937544152">
            <text:p>6.9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table:formula="of:=[.$A14]+([.$A14]/[.B$1])" office:value-type="float" office:value="0">
            <text:p>#DIV/0!</text:p>
          </table:table-cell>
          <table:table-cell table:formula="of:=[.$A14]+(([.C$1]*4)^(1/3))" office:value-type="float" office:value="4.4">
            <text:p>4.4</text:p>
          </table:table-cell>
          <table:table-cell table:formula="of:=[.$A14]+(([.D$1]*4)^(1/3))" office:value-type="float" office:value="4.91984209978975">
            <text:p>4.92</text:p>
          </table:table-cell>
          <table:table-cell table:formula="of:=[.$A14]+(([.E$1]*4)^(1/3))" office:value-type="float" office:value="5.28449914061482">
            <text:p>5.28</text:p>
          </table:table-cell>
          <table:table-cell table:formula="of:=[.$A14]+(([.F$1]*4)^(1/3))" office:value-type="float" office:value="5.5748021039364">
            <text:p>5.57</text:p>
          </table:table-cell>
          <table:table-cell table:formula="of:=[.$A14]+(([.G$1]*4)^(1/3))" office:value-type="float" office:value="5.81995189335339">
            <text:p>5.82</text:p>
          </table:table-cell>
          <table:table-cell table:formula="of:=[.$A14]+(([.H$1]*4)^(1/3))" office:value-type="float" office:value="6.03424118566428">
            <text:p>6.03</text:p>
          </table:table-cell>
          <table:table-cell table:formula="of:=[.$A14]+(([.I$1]*4)^(1/3))" office:value-type="float" office:value="6.22586236554478">
            <text:p>6.23</text:p>
          </table:table-cell>
          <table:table-cell table:formula="of:=[.$A14]+(([.J$1]*4)^(1/3))" office:value-type="float" office:value="6.4">
            <text:p>6.4</text:p>
          </table:table-cell>
          <table:table-cell table:formula="of:=[.$A14]+(([.K$1]*4)^(1/3))" office:value-type="float" office:value="6.56016764610381">
            <text:p>6.56</text:p>
          </table:table-cell>
          <table:table-cell table:formula="of:=[.$A14]+(([.L$1]*4)^(1/3))" office:value-type="float" office:value="6.70886938006377">
            <text:p>6.71</text:p>
          </table:table-cell>
          <table:table-cell table:formula="of:=[.$A14]+(([.M$1]*4)^(1/3))" office:value-type="float" office:value="6.84796018113863">
            <text:p>6.85</text:p>
          </table:table-cell>
          <table:table-cell table:formula="of:=[.$A14]+(([.N$1]*4)^(1/3))" office:value-type="float" office:value="6.97885697021333">
            <text:p>6.98</text:p>
          </table:table-cell>
          <table:table-cell table:formula="of:=[.$A14]+(([.O$1]*4)^(1/3))" office:value-type="float" office:value="7.10266937544152">
            <text:p>7.1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table:formula="of:=[.$A15]+([.$A15]/[.B$1])" office:value-type="float" office:value="0">
            <text:p>#DIV/0!</text:p>
          </table:table-cell>
          <table:table-cell table:formula="of:=[.$A15]+(([.C$1]*4)^(1/3))" office:value-type="float" office:value="4.6">
            <text:p>4.6</text:p>
          </table:table-cell>
          <table:table-cell table:formula="of:=[.$A15]+(([.D$1]*4)^(1/3))" office:value-type="float" office:value="5.11984209978975">
            <text:p>5.12</text:p>
          </table:table-cell>
          <table:table-cell table:formula="of:=[.$A15]+(([.E$1]*4)^(1/3))" office:value-type="float" office:value="5.48449914061482">
            <text:p>5.48</text:p>
          </table:table-cell>
          <table:table-cell table:formula="of:=[.$A15]+(([.F$1]*4)^(1/3))" office:value-type="float" office:value="5.7748021039364">
            <text:p>5.77</text:p>
          </table:table-cell>
          <table:table-cell table:formula="of:=[.$A15]+(([.G$1]*4)^(1/3))" office:value-type="float" office:value="6.01995189335339">
            <text:p>6.02</text:p>
          </table:table-cell>
          <table:table-cell table:formula="of:=[.$A15]+(([.H$1]*4)^(1/3))" office:value-type="float" office:value="6.23424118566428">
            <text:p>6.23</text:p>
          </table:table-cell>
          <table:table-cell table:formula="of:=[.$A15]+(([.I$1]*4)^(1/3))" office:value-type="float" office:value="6.42586236554478">
            <text:p>6.43</text:p>
          </table:table-cell>
          <table:table-cell table:formula="of:=[.$A15]+(([.J$1]*4)^(1/3))" office:value-type="float" office:value="6.6">
            <text:p>6.6</text:p>
          </table:table-cell>
          <table:table-cell table:formula="of:=[.$A15]+(([.K$1]*4)^(1/3))" office:value-type="float" office:value="6.76016764610381">
            <text:p>6.76</text:p>
          </table:table-cell>
          <table:table-cell table:formula="of:=[.$A15]+(([.L$1]*4)^(1/3))" office:value-type="float" office:value="6.90886938006377">
            <text:p>6.91</text:p>
          </table:table-cell>
          <table:table-cell table:formula="of:=[.$A15]+(([.M$1]*4)^(1/3))" office:value-type="float" office:value="7.04796018113863">
            <text:p>7.05</text:p>
          </table:table-cell>
          <table:table-cell table:formula="of:=[.$A15]+(([.N$1]*4)^(1/3))" office:value-type="float" office:value="7.17885697021333">
            <text:p>7.18</text:p>
          </table:table-cell>
          <table:table-cell table:formula="of:=[.$A15]+(([.O$1]*4)^(1/3))" office:value-type="float" office:value="7.30266937544151">
            <text:p>7.3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table:formula="of:=[.$A16]+([.$A16]/[.B$1])" office:value-type="float" office:value="0">
            <text:p>#DIV/0!</text:p>
          </table:table-cell>
          <table:table-cell table:formula="of:=[.$A16]+(([.C$1]*4)^(1/3))" office:value-type="float" office:value="4.8">
            <text:p>4.8</text:p>
          </table:table-cell>
          <table:table-cell table:formula="of:=[.$A16]+(([.D$1]*4)^(1/3))" office:value-type="float" office:value="5.31984209978975">
            <text:p>5.32</text:p>
          </table:table-cell>
          <table:table-cell table:formula="of:=[.$A16]+(([.E$1]*4)^(1/3))" office:value-type="float" office:value="5.68449914061482">
            <text:p>5.68</text:p>
          </table:table-cell>
          <table:table-cell table:formula="of:=[.$A16]+(([.F$1]*4)^(1/3))" office:value-type="float" office:value="5.9748021039364">
            <text:p>5.97</text:p>
          </table:table-cell>
          <table:table-cell table:formula="of:=[.$A16]+(([.G$1]*4)^(1/3))" office:value-type="float" office:value="6.21995189335339">
            <text:p>6.22</text:p>
          </table:table-cell>
          <table:table-cell table:formula="of:=[.$A16]+(([.H$1]*4)^(1/3))" office:value-type="float" office:value="6.43424118566428">
            <text:p>6.43</text:p>
          </table:table-cell>
          <table:table-cell table:formula="of:=[.$A16]+(([.I$1]*4)^(1/3))" office:value-type="float" office:value="6.62586236554478">
            <text:p>6.63</text:p>
          </table:table-cell>
          <table:table-cell table:formula="of:=[.$A16]+(([.J$1]*4)^(1/3))" office:value-type="float" office:value="6.8">
            <text:p>6.8</text:p>
          </table:table-cell>
          <table:table-cell table:formula="of:=[.$A16]+(([.K$1]*4)^(1/3))" office:value-type="float" office:value="6.96016764610381">
            <text:p>6.96</text:p>
            <draw:frame table:end-cell-address="Sheet1.O31" table:end-x="0.865cm" table:end-y="0.07cm" draw:z-index="1" draw:style-name="gr1" svg:width="8.001cm" svg:height="7.014cm" svg:x="1.896cm" svg:y="0.101cm">
              <draw:object draw:notify-on-update-of-ranges="Sheet1.C7:Sheet1.O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[.$A16]+(([.L$1]*4)^(1/3))" office:value-type="float" office:value="7.10886938006377">
            <text:p>7.11</text:p>
          </table:table-cell>
          <table:table-cell table:formula="of:=[.$A16]+(([.M$1]*4)^(1/3))" office:value-type="float" office:value="7.24796018113863">
            <text:p>7.25</text:p>
          </table:table-cell>
          <table:table-cell table:formula="of:=[.$A16]+(([.N$1]*4)^(1/3))" office:value-type="float" office:value="7.37885697021333">
            <text:p>7.38</text:p>
          </table:table-cell>
          <table:table-cell table:formula="of:=[.$A16]+(([.O$1]*4)^(1/3))" office:value-type="float" office:value="7.50266937544152">
            <text:p>7.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$A17]+([.$A17]/[.B$1])" office:value-type="float" office:value="0">
            <text:p>#DIV/0!</text:p>
          </table:table-cell>
          <table:table-cell table:formula="of:=[.$A17]+(([.C$1]*4)^(1/3))" office:value-type="float" office:value="5">
            <text:p>5</text:p>
          </table:table-cell>
          <table:table-cell table:formula="of:=[.$A17]+(([.D$1]*4)^(1/3))" office:value-type="float" office:value="5.51984209978975">
            <text:p>5.52</text:p>
          </table:table-cell>
          <table:table-cell table:formula="of:=[.$A17]+(([.E$1]*4)^(1/3))" office:value-type="float" office:value="5.88449914061482">
            <text:p>5.88</text:p>
          </table:table-cell>
          <table:table-cell table:formula="of:=[.$A17]+(([.F$1]*4)^(1/3))" office:value-type="float" office:value="6.1748021039364">
            <text:p>6.17</text:p>
          </table:table-cell>
          <table:table-cell table:formula="of:=[.$A17]+(([.G$1]*4)^(1/3))" office:value-type="float" office:value="6.41995189335339">
            <text:p>6.42</text:p>
          </table:table-cell>
          <table:table-cell table:formula="of:=[.$A17]+(([.H$1]*4)^(1/3))" office:value-type="float" office:value="6.63424118566428">
            <text:p>6.63</text:p>
          </table:table-cell>
          <table:table-cell table:formula="of:=[.$A17]+(([.I$1]*4)^(1/3))" office:value-type="float" office:value="6.82586236554478">
            <text:p>6.83</text:p>
          </table:table-cell>
          <table:table-cell table:formula="of:=[.$A17]+(([.J$1]*4)^(1/3))" office:value-type="float" office:value="7">
            <text:p>7</text:p>
          </table:table-cell>
          <table:table-cell table:formula="of:=[.$A17]+(([.K$1]*4)^(1/3))" office:value-type="float" office:value="7.16016764610381">
            <text:p>7.16</text:p>
          </table:table-cell>
          <table:table-cell table:formula="of:=[.$A17]+(([.L$1]*4)^(1/3))" office:value-type="float" office:value="7.30886938006377">
            <text:p>7.31</text:p>
          </table:table-cell>
          <table:table-cell table:formula="of:=[.$A17]+(([.M$1]*4)^(1/3))" office:value-type="float" office:value="7.44796018113863">
            <text:p>7.45</text:p>
          </table:table-cell>
          <table:table-cell table:formula="of:=[.$A17]+(([.N$1]*4)^(1/3))" office:value-type="float" office:value="7.57885697021333">
            <text:p>7.58</text:p>
          </table:table-cell>
          <table:table-cell table:formula="of:=[.$A17]+(([.O$1]*4)^(1/3))" office:value-type="float" office:value="7.70266937544151">
            <text:p>7.7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table:formula="of:=[.$A18]+([.$A18]/[.B$1])" office:value-type="float" office:value="0">
            <text:p>#DIV/0!</text:p>
          </table:table-cell>
          <table:table-cell table:formula="of:=[.$A18]+(([.C$1]*4)^(1/3))" office:value-type="float" office:value="5.2">
            <text:p>5.2</text:p>
          </table:table-cell>
          <table:table-cell table:formula="of:=[.$A18]+(([.D$1]*4)^(1/3))" office:value-type="float" office:value="5.71984209978975">
            <text:p>5.72</text:p>
          </table:table-cell>
          <table:table-cell table:formula="of:=[.$A18]+(([.E$1]*4)^(1/3))" office:value-type="float" office:value="6.08449914061482">
            <text:p>6.08</text:p>
          </table:table-cell>
          <table:table-cell table:formula="of:=[.$A18]+(([.F$1]*4)^(1/3))" office:value-type="float" office:value="6.3748021039364">
            <text:p>6.37</text:p>
          </table:table-cell>
          <table:table-cell table:formula="of:=[.$A18]+(([.G$1]*4)^(1/3))" office:value-type="float" office:value="6.61995189335339">
            <text:p>6.62</text:p>
          </table:table-cell>
          <table:table-cell table:formula="of:=[.$A18]+(([.H$1]*4)^(1/3))" office:value-type="float" office:value="6.83424118566428">
            <text:p>6.83</text:p>
          </table:table-cell>
          <table:table-cell table:formula="of:=[.$A18]+(([.I$1]*4)^(1/3))" office:value-type="float" office:value="7.02586236554478">
            <text:p>7.03</text:p>
          </table:table-cell>
          <table:table-cell table:formula="of:=[.$A18]+(([.J$1]*4)^(1/3))" office:value-type="float" office:value="7.2">
            <text:p>7.2</text:p>
          </table:table-cell>
          <table:table-cell table:formula="of:=[.$A18]+(([.K$1]*4)^(1/3))" office:value-type="float" office:value="7.36016764610381">
            <text:p>7.36</text:p>
          </table:table-cell>
          <table:table-cell table:formula="of:=[.$A18]+(([.L$1]*4)^(1/3))" office:value-type="float" office:value="7.50886938006377">
            <text:p>7.51</text:p>
          </table:table-cell>
          <table:table-cell table:formula="of:=[.$A18]+(([.M$1]*4)^(1/3))" office:value-type="float" office:value="7.64796018113863">
            <text:p>7.65</text:p>
          </table:table-cell>
          <table:table-cell table:formula="of:=[.$A18]+(([.N$1]*4)^(1/3))" office:value-type="float" office:value="7.77885697021333">
            <text:p>7.78</text:p>
          </table:table-cell>
          <table:table-cell table:formula="of:=[.$A18]+(([.O$1]*4)^(1/3))" office:value-type="float" office:value="7.90266937544152">
            <text:p>7.9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table:formula="of:=[.$A19]+([.$A19]/[.B$1])" office:value-type="float" office:value="0">
            <text:p>#DIV/0!</text:p>
          </table:table-cell>
          <table:table-cell table:formula="of:=[.$A19]+(([.C$1]*4)^(1/3))" office:value-type="float" office:value="5.4">
            <text:p>5.4</text:p>
          </table:table-cell>
          <table:table-cell table:formula="of:=[.$A19]+(([.D$1]*4)^(1/3))" office:value-type="float" office:value="5.91984209978975">
            <text:p>5.92</text:p>
          </table:table-cell>
          <table:table-cell table:formula="of:=[.$A19]+(([.E$1]*4)^(1/3))" office:value-type="float" office:value="6.28449914061482">
            <text:p>6.28</text:p>
          </table:table-cell>
          <table:table-cell table:formula="of:=[.$A19]+(([.F$1]*4)^(1/3))" office:value-type="float" office:value="6.5748021039364">
            <text:p>6.57</text:p>
          </table:table-cell>
          <table:table-cell table:formula="of:=[.$A19]+(([.G$1]*4)^(1/3))" office:value-type="float" office:value="6.81995189335339">
            <text:p>6.82</text:p>
          </table:table-cell>
          <table:table-cell table:formula="of:=[.$A19]+(([.H$1]*4)^(1/3))" office:value-type="float" office:value="7.03424118566428">
            <text:p>7.03</text:p>
          </table:table-cell>
          <table:table-cell table:formula="of:=[.$A19]+(([.I$1]*4)^(1/3))" office:value-type="float" office:value="7.22586236554478">
            <text:p>7.23</text:p>
          </table:table-cell>
          <table:table-cell table:formula="of:=[.$A19]+(([.J$1]*4)^(1/3))" office:value-type="float" office:value="7.4">
            <text:p>7.4</text:p>
          </table:table-cell>
          <table:table-cell table:formula="of:=[.$A19]+(([.K$1]*4)^(1/3))" office:value-type="float" office:value="7.56016764610381">
            <text:p>7.56</text:p>
          </table:table-cell>
          <table:table-cell table:formula="of:=[.$A19]+(([.L$1]*4)^(1/3))" office:value-type="float" office:value="7.70886938006377">
            <text:p>7.71</text:p>
          </table:table-cell>
          <table:table-cell table:formula="of:=[.$A19]+(([.M$1]*4)^(1/3))" office:value-type="float" office:value="7.84796018113863">
            <text:p>7.85</text:p>
          </table:table-cell>
          <table:table-cell table:formula="of:=[.$A19]+(([.N$1]*4)^(1/3))" office:value-type="float" office:value="7.97885697021333">
            <text:p>7.98</text:p>
          </table:table-cell>
          <table:table-cell table:formula="of:=[.$A19]+(([.O$1]*4)^(1/3))" office:value-type="float" office:value="8.10266937544152">
            <text:p>8.1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table:formula="of:=[.$A20]+([.$A20]/[.B$1])" office:value-type="float" office:value="0">
            <text:p>#DIV/0!</text:p>
          </table:table-cell>
          <table:table-cell table:formula="of:=[.$A20]+(([.C$1]*4)^(1/3))" office:value-type="float" office:value="5.6">
            <text:p>5.6</text:p>
          </table:table-cell>
          <table:table-cell table:formula="of:=[.$A20]+(([.D$1]*4)^(1/3))" office:value-type="float" office:value="6.11984209978975">
            <text:p>6.12</text:p>
          </table:table-cell>
          <table:table-cell table:formula="of:=[.$A20]+(([.E$1]*4)^(1/3))" office:value-type="float" office:value="6.48449914061482">
            <text:p>6.48</text:p>
          </table:table-cell>
          <table:table-cell table:formula="of:=[.$A20]+(([.F$1]*4)^(1/3))" office:value-type="float" office:value="6.7748021039364">
            <text:p>6.77</text:p>
          </table:table-cell>
          <table:table-cell table:formula="of:=[.$A20]+(([.G$1]*4)^(1/3))" office:value-type="float" office:value="7.01995189335339">
            <text:p>7.02</text:p>
          </table:table-cell>
          <table:table-cell table:formula="of:=[.$A20]+(([.H$1]*4)^(1/3))" office:value-type="float" office:value="7.23424118566428">
            <text:p>7.23</text:p>
          </table:table-cell>
          <table:table-cell table:formula="of:=[.$A20]+(([.I$1]*4)^(1/3))" office:value-type="float" office:value="7.42586236554478">
            <text:p>7.43</text:p>
          </table:table-cell>
          <table:table-cell table:formula="of:=[.$A20]+(([.J$1]*4)^(1/3))" office:value-type="float" office:value="7.6">
            <text:p>7.6</text:p>
          </table:table-cell>
          <table:table-cell table:formula="of:=[.$A20]+(([.K$1]*4)^(1/3))" office:value-type="float" office:value="7.76016764610381">
            <text:p>7.76</text:p>
          </table:table-cell>
          <table:table-cell table:formula="of:=[.$A20]+(([.L$1]*4)^(1/3))" office:value-type="float" office:value="7.90886938006377">
            <text:p>7.91</text:p>
          </table:table-cell>
          <table:table-cell table:formula="of:=[.$A20]+(([.M$1]*4)^(1/3))" office:value-type="float" office:value="8.04796018113863">
            <text:p>8.05</text:p>
          </table:table-cell>
          <table:table-cell table:formula="of:=[.$A20]+(([.N$1]*4)^(1/3))" office:value-type="float" office:value="8.17885697021333">
            <text:p>8.18</text:p>
          </table:table-cell>
          <table:table-cell table:formula="of:=[.$A20]+(([.O$1]*4)^(1/3))" office:value-type="float" office:value="8.30266937544151">
            <text:p>8.3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table:formula="of:=[.$A21]+([.$A21]/[.B$1])" office:value-type="float" office:value="0">
            <text:p>#DIV/0!</text:p>
          </table:table-cell>
          <table:table-cell table:formula="of:=[.$A21]+(([.C$1]*4)^(1/3))" office:value-type="float" office:value="5.8">
            <text:p>5.8</text:p>
          </table:table-cell>
          <table:table-cell table:formula="of:=[.$A21]+(([.D$1]*4)^(1/3))" office:value-type="float" office:value="6.31984209978975">
            <text:p>6.32</text:p>
          </table:table-cell>
          <table:table-cell table:formula="of:=[.$A21]+(([.E$1]*4)^(1/3))" office:value-type="float" office:value="6.68449914061482">
            <text:p>6.68</text:p>
          </table:table-cell>
          <table:table-cell table:formula="of:=[.$A21]+(([.F$1]*4)^(1/3))" office:value-type="float" office:value="6.9748021039364">
            <text:p>6.97</text:p>
          </table:table-cell>
          <table:table-cell table:formula="of:=[.$A21]+(([.G$1]*4)^(1/3))" office:value-type="float" office:value="7.21995189335339">
            <text:p>7.22</text:p>
          </table:table-cell>
          <table:table-cell table:formula="of:=[.$A21]+(([.H$1]*4)^(1/3))" office:value-type="float" office:value="7.43424118566428">
            <text:p>7.43</text:p>
          </table:table-cell>
          <table:table-cell table:formula="of:=[.$A21]+(([.I$1]*4)^(1/3))" office:value-type="float" office:value="7.62586236554478">
            <text:p>7.63</text:p>
          </table:table-cell>
          <table:table-cell table:formula="of:=[.$A21]+(([.J$1]*4)^(1/3))" office:value-type="float" office:value="7.8">
            <text:p>7.8</text:p>
          </table:table-cell>
          <table:table-cell table:formula="of:=[.$A21]+(([.K$1]*4)^(1/3))" office:value-type="float" office:value="7.96016764610381">
            <text:p>7.96</text:p>
          </table:table-cell>
          <table:table-cell table:formula="of:=[.$A21]+(([.L$1]*4)^(1/3))" office:value-type="float" office:value="8.10886938006377">
            <text:p>8.11</text:p>
          </table:table-cell>
          <table:table-cell table:formula="of:=[.$A21]+(([.M$1]*4)^(1/3))" office:value-type="float" office:value="8.24796018113863">
            <text:p>8.25</text:p>
          </table:table-cell>
          <table:table-cell table:formula="of:=[.$A21]+(([.N$1]*4)^(1/3))" office:value-type="float" office:value="8.37885697021333">
            <text:p>8.38</text:p>
          </table:table-cell>
          <table:table-cell table:formula="of:=[.$A21]+(([.O$1]*4)^(1/3))" office:value-type="float" office:value="8.50266937544152">
            <text:p>8.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$A22]+([.$A22]/[.B$1])" office:value-type="float" office:value="0">
            <text:p>#DIV/0!</text:p>
          </table:table-cell>
          <table:table-cell table:formula="of:=[.$A22]+(([.C$1]*4)^(1/3))" office:value-type="float" office:value="6">
            <text:p>6</text:p>
          </table:table-cell>
          <table:table-cell table:formula="of:=[.$A22]+(([.D$1]*4)^(1/3))" office:value-type="float" office:value="6.51984209978975">
            <text:p>6.52</text:p>
          </table:table-cell>
          <table:table-cell table:formula="of:=[.$A22]+(([.E$1]*4)^(1/3))" office:value-type="float" office:value="6.88449914061482">
            <text:p>6.88</text:p>
          </table:table-cell>
          <table:table-cell table:formula="of:=[.$A22]+(([.F$1]*4)^(1/3))" office:value-type="float" office:value="7.1748021039364">
            <text:p>7.17</text:p>
          </table:table-cell>
          <table:table-cell table:formula="of:=[.$A22]+(([.G$1]*4)^(1/3))" office:value-type="float" office:value="7.41995189335339">
            <text:p>7.42</text:p>
          </table:table-cell>
          <table:table-cell table:formula="of:=[.$A22]+(([.H$1]*4)^(1/3))" office:value-type="float" office:value="7.63424118566428">
            <text:p>7.63</text:p>
          </table:table-cell>
          <table:table-cell table:formula="of:=[.$A22]+(([.I$1]*4)^(1/3))" office:value-type="float" office:value="7.82586236554478">
            <text:p>7.83</text:p>
          </table:table-cell>
          <table:table-cell table:formula="of:=[.$A22]+(([.J$1]*4)^(1/3))" office:value-type="float" office:value="8">
            <text:p>8</text:p>
          </table:table-cell>
          <table:table-cell table:formula="of:=[.$A22]+(([.K$1]*4)^(1/3))" office:value-type="float" office:value="8.16016764610381">
            <text:p>8.16</text:p>
          </table:table-cell>
          <table:table-cell table:formula="of:=[.$A22]+(([.L$1]*4)^(1/3))" office:value-type="float" office:value="8.30886938006377">
            <text:p>8.31</text:p>
          </table:table-cell>
          <table:table-cell table:formula="of:=[.$A22]+(([.M$1]*4)^(1/3))" office:value-type="float" office:value="8.44796018113863">
            <text:p>8.45</text:p>
          </table:table-cell>
          <table:table-cell table:formula="of:=[.$A22]+(([.N$1]*4)^(1/3))" office:value-type="float" office:value="8.57885697021333">
            <text:p>8.58</text:p>
          </table:table-cell>
          <table:table-cell table:formula="of:=[.$A22]+(([.O$1]*4)^(1/3))" office:value-type="float" office:value="8.70266937544151">
            <text:p>8.7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table:formula="of:=[.$A23]+([.$A23]/[.B$1])" office:value-type="float" office:value="0">
            <text:p>#DIV/0!</text:p>
          </table:table-cell>
          <table:table-cell table:formula="of:=[.$A23]+(([.C$1]*4)^(1/3))" office:value-type="float" office:value="6.2">
            <text:p>6.2</text:p>
          </table:table-cell>
          <table:table-cell table:formula="of:=[.$A23]+(([.D$1]*4)^(1/3))" office:value-type="float" office:value="6.71984209978975">
            <text:p>6.72</text:p>
          </table:table-cell>
          <table:table-cell table:formula="of:=[.$A23]+(([.E$1]*4)^(1/3))" office:value-type="float" office:value="7.08449914061482">
            <text:p>7.08</text:p>
          </table:table-cell>
          <table:table-cell table:formula="of:=[.$A23]+(([.F$1]*4)^(1/3))" office:value-type="float" office:value="7.3748021039364">
            <text:p>7.37</text:p>
          </table:table-cell>
          <table:table-cell table:formula="of:=[.$A23]+(([.G$1]*4)^(1/3))" office:value-type="float" office:value="7.61995189335339">
            <text:p>7.62</text:p>
          </table:table-cell>
          <table:table-cell table:formula="of:=[.$A23]+(([.H$1]*4)^(1/3))" office:value-type="float" office:value="7.83424118566428">
            <text:p>7.83</text:p>
          </table:table-cell>
          <table:table-cell table:formula="of:=[.$A23]+(([.I$1]*4)^(1/3))" office:value-type="float" office:value="8.02586236554478">
            <text:p>8.03</text:p>
          </table:table-cell>
          <table:table-cell table:formula="of:=[.$A23]+(([.J$1]*4)^(1/3))" office:value-type="float" office:value="8.2">
            <text:p>8.2</text:p>
          </table:table-cell>
          <table:table-cell table:formula="of:=[.$A23]+(([.K$1]*4)^(1/3))" office:value-type="float" office:value="8.36016764610381">
            <text:p>8.36</text:p>
          </table:table-cell>
          <table:table-cell table:formula="of:=[.$A23]+(([.L$1]*4)^(1/3))" office:value-type="float" office:value="8.50886938006377">
            <text:p>8.51</text:p>
          </table:table-cell>
          <table:table-cell table:formula="of:=[.$A23]+(([.M$1]*4)^(1/3))" office:value-type="float" office:value="8.64796018113863">
            <text:p>8.65</text:p>
          </table:table-cell>
          <table:table-cell table:formula="of:=[.$A23]+(([.N$1]*4)^(1/3))" office:value-type="float" office:value="8.77885697021333">
            <text:p>8.78</text:p>
          </table:table-cell>
          <table:table-cell table:formula="of:=[.$A23]+(([.O$1]*4)^(1/3))" office:value-type="float" office:value="8.90266937544152">
            <text:p>8.9</text:p>
          </table:table-cell>
        </table:table-row>
        <table:table-row table:style-name="ro2">
          <table:table-cell office:value-type="float" office:value="4.4">
            <text:p>4.4</text:p>
          </table:table-cell>
          <table:table-cell table:formula="of:=[.$A24]+([.$A24]/[.B$1])" office:value-type="float" office:value="0">
            <text:p>#DIV/0!</text:p>
          </table:table-cell>
          <table:table-cell table:formula="of:=[.$A24]+(([.C$1]*4)^(1/3))" office:value-type="float" office:value="6.4">
            <text:p>6.4</text:p>
          </table:table-cell>
          <table:table-cell table:formula="of:=[.$A24]+(([.D$1]*4)^(1/3))" office:value-type="float" office:value="6.91984209978975">
            <text:p>6.92</text:p>
          </table:table-cell>
          <table:table-cell table:formula="of:=[.$A24]+(([.E$1]*4)^(1/3))" office:value-type="float" office:value="7.28449914061482">
            <text:p>7.28</text:p>
          </table:table-cell>
          <table:table-cell table:formula="of:=[.$A24]+(([.F$1]*4)^(1/3))" office:value-type="float" office:value="7.5748021039364">
            <text:p>7.57</text:p>
          </table:table-cell>
          <table:table-cell table:formula="of:=[.$A24]+(([.G$1]*4)^(1/3))" office:value-type="float" office:value="7.81995189335339">
            <text:p>7.82</text:p>
          </table:table-cell>
          <table:table-cell table:formula="of:=[.$A24]+(([.H$1]*4)^(1/3))" office:value-type="float" office:value="8.03424118566428">
            <text:p>8.03</text:p>
          </table:table-cell>
          <table:table-cell table:formula="of:=[.$A24]+(([.I$1]*4)^(1/3))" office:value-type="float" office:value="8.22586236554478">
            <text:p>8.23</text:p>
          </table:table-cell>
          <table:table-cell table:formula="of:=[.$A24]+(([.J$1]*4)^(1/3))" office:value-type="float" office:value="8.4">
            <text:p>8.4</text:p>
          </table:table-cell>
          <table:table-cell table:formula="of:=[.$A24]+(([.K$1]*4)^(1/3))" office:value-type="float" office:value="8.56016764610381">
            <text:p>8.56</text:p>
          </table:table-cell>
          <table:table-cell table:formula="of:=[.$A24]+(([.L$1]*4)^(1/3))" office:value-type="float" office:value="8.70886938006377">
            <text:p>8.71</text:p>
          </table:table-cell>
          <table:table-cell table:formula="of:=[.$A24]+(([.M$1]*4)^(1/3))" office:value-type="float" office:value="8.84796018113863">
            <text:p>8.85</text:p>
          </table:table-cell>
          <table:table-cell table:formula="of:=[.$A24]+(([.N$1]*4)^(1/3))" office:value-type="float" office:value="8.97885697021333">
            <text:p>8.98</text:p>
          </table:table-cell>
          <table:table-cell table:formula="of:=[.$A24]+(([.O$1]*4)^(1/3))" office:value-type="float" office:value="9.10266937544152">
            <text:p>9.1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table:formula="of:=[.$A25]+([.$A25]/[.B$1])" office:value-type="float" office:value="0">
            <text:p>#DIV/0!</text:p>
          </table:table-cell>
          <table:table-cell table:formula="of:=[.$A25]+(([.C$1]*4)^(1/3))" office:value-type="float" office:value="6.6">
            <text:p>6.6</text:p>
          </table:table-cell>
          <table:table-cell table:formula="of:=[.$A25]+(([.D$1]*4)^(1/3))" office:value-type="float" office:value="7.11984209978975">
            <text:p>7.12</text:p>
          </table:table-cell>
          <table:table-cell table:formula="of:=[.$A25]+(([.E$1]*4)^(1/3))" office:value-type="float" office:value="7.48449914061482">
            <text:p>7.48</text:p>
          </table:table-cell>
          <table:table-cell table:formula="of:=[.$A25]+(([.F$1]*4)^(1/3))" office:value-type="float" office:value="7.7748021039364">
            <text:p>7.77</text:p>
          </table:table-cell>
          <table:table-cell table:formula="of:=[.$A25]+(([.G$1]*4)^(1/3))" office:value-type="float" office:value="8.01995189335339">
            <text:p>8.02</text:p>
          </table:table-cell>
          <table:table-cell table:formula="of:=[.$A25]+(([.H$1]*4)^(1/3))" office:value-type="float" office:value="8.23424118566428">
            <text:p>8.23</text:p>
          </table:table-cell>
          <table:table-cell table:formula="of:=[.$A25]+(([.I$1]*4)^(1/3))" office:value-type="float" office:value="8.42586236554478">
            <text:p>8.43</text:p>
          </table:table-cell>
          <table:table-cell table:formula="of:=[.$A25]+(([.J$1]*4)^(1/3))" office:value-type="float" office:value="8.6">
            <text:p>8.6</text:p>
          </table:table-cell>
          <table:table-cell table:formula="of:=[.$A25]+(([.K$1]*4)^(1/3))" office:value-type="float" office:value="8.76016764610381">
            <text:p>8.76</text:p>
          </table:table-cell>
          <table:table-cell table:formula="of:=[.$A25]+(([.L$1]*4)^(1/3))" office:value-type="float" office:value="8.90886938006377">
            <text:p>8.91</text:p>
          </table:table-cell>
          <table:table-cell table:formula="of:=[.$A25]+(([.M$1]*4)^(1/3))" office:value-type="float" office:value="9.04796018113863">
            <text:p>9.05</text:p>
          </table:table-cell>
          <table:table-cell table:formula="of:=[.$A25]+(([.N$1]*4)^(1/3))" office:value-type="float" office:value="9.17885697021333">
            <text:p>9.18</text:p>
          </table:table-cell>
          <table:table-cell table:formula="of:=[.$A25]+(([.O$1]*4)^(1/3))" office:value-type="float" office:value="9.30266937544151">
            <text:p>9.3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table:formula="of:=[.$A26]+([.$A26]/[.B$1])" office:value-type="float" office:value="0">
            <text:p>#DIV/0!</text:p>
          </table:table-cell>
          <table:table-cell table:formula="of:=[.$A26]+(([.C$1]*4)^(1/3))" office:value-type="float" office:value="6.8">
            <text:p>6.8</text:p>
          </table:table-cell>
          <table:table-cell table:formula="of:=[.$A26]+(([.D$1]*4)^(1/3))" office:value-type="float" office:value="7.31984209978975">
            <text:p>7.32</text:p>
          </table:table-cell>
          <table:table-cell table:formula="of:=[.$A26]+(([.E$1]*4)^(1/3))" office:value-type="float" office:value="7.68449914061482">
            <text:p>7.68</text:p>
          </table:table-cell>
          <table:table-cell table:formula="of:=[.$A26]+(([.F$1]*4)^(1/3))" office:value-type="float" office:value="7.9748021039364">
            <text:p>7.97</text:p>
          </table:table-cell>
          <table:table-cell table:formula="of:=[.$A26]+(([.G$1]*4)^(1/3))" office:value-type="float" office:value="8.2199518933534">
            <text:p>8.22</text:p>
          </table:table-cell>
          <table:table-cell table:formula="of:=[.$A26]+(([.H$1]*4)^(1/3))" office:value-type="float" office:value="8.43424118566428">
            <text:p>8.43</text:p>
          </table:table-cell>
          <table:table-cell table:formula="of:=[.$A26]+(([.I$1]*4)^(1/3))" office:value-type="float" office:value="8.62586236554478">
            <text:p>8.63</text:p>
          </table:table-cell>
          <table:table-cell table:formula="of:=[.$A26]+(([.J$1]*4)^(1/3))" office:value-type="float" office:value="8.8">
            <text:p>8.8</text:p>
          </table:table-cell>
          <table:table-cell table:formula="of:=[.$A26]+(([.K$1]*4)^(1/3))" office:value-type="float" office:value="8.96016764610381">
            <text:p>8.96</text:p>
          </table:table-cell>
          <table:table-cell table:formula="of:=[.$A26]+(([.L$1]*4)^(1/3))" office:value-type="float" office:value="9.10886938006377">
            <text:p>9.11</text:p>
          </table:table-cell>
          <table:table-cell table:formula="of:=[.$A26]+(([.M$1]*4)^(1/3))" office:value-type="float" office:value="9.24796018113863">
            <text:p>9.25</text:p>
          </table:table-cell>
          <table:table-cell table:formula="of:=[.$A26]+(([.N$1]*4)^(1/3))" office:value-type="float" office:value="9.37885697021333">
            <text:p>9.38</text:p>
          </table:table-cell>
          <table:table-cell table:formula="of:=[.$A26]+(([.O$1]*4)^(1/3))" office:value-type="float" office:value="9.50266937544152">
            <text:p>9.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$A27]+([.$A27]/[.B$1])" office:value-type="float" office:value="0">
            <text:p>#DIV/0!</text:p>
          </table:table-cell>
          <table:table-cell table:formula="of:=[.$A27]+(([.C$1]*4)^(1/3))" office:value-type="float" office:value="7">
            <text:p>7</text:p>
          </table:table-cell>
          <table:table-cell table:formula="of:=[.$A27]+(([.D$1]*4)^(1/3))" office:value-type="float" office:value="7.51984209978975">
            <text:p>7.52</text:p>
          </table:table-cell>
          <table:table-cell table:formula="of:=[.$A27]+(([.E$1]*4)^(1/3))" office:value-type="float" office:value="7.88449914061482">
            <text:p>7.88</text:p>
          </table:table-cell>
          <table:table-cell table:formula="of:=[.$A27]+(([.F$1]*4)^(1/3))" office:value-type="float" office:value="8.1748021039364">
            <text:p>8.17</text:p>
          </table:table-cell>
          <table:table-cell table:formula="of:=[.$A27]+(([.G$1]*4)^(1/3))" office:value-type="float" office:value="8.41995189335339">
            <text:p>8.42</text:p>
          </table:table-cell>
          <table:table-cell table:formula="of:=[.$A27]+(([.H$1]*4)^(1/3))" office:value-type="float" office:value="8.63424118566428">
            <text:p>8.63</text:p>
          </table:table-cell>
          <table:table-cell table:formula="of:=[.$A27]+(([.I$1]*4)^(1/3))" office:value-type="float" office:value="8.82586236554478">
            <text:p>8.83</text:p>
          </table:table-cell>
          <table:table-cell table:formula="of:=[.$A27]+(([.J$1]*4)^(1/3))" office:value-type="float" office:value="9">
            <text:p>9</text:p>
          </table:table-cell>
          <table:table-cell table:formula="of:=[.$A27]+(([.K$1]*4)^(1/3))" office:value-type="float" office:value="9.16016764610381">
            <text:p>9.16</text:p>
          </table:table-cell>
          <table:table-cell table:formula="of:=[.$A27]+(([.L$1]*4)^(1/3))" office:value-type="float" office:value="9.30886938006377">
            <text:p>9.31</text:p>
          </table:table-cell>
          <table:table-cell table:formula="of:=[.$A27]+(([.M$1]*4)^(1/3))" office:value-type="float" office:value="9.44796018113863">
            <text:p>9.45</text:p>
          </table:table-cell>
          <table:table-cell table:formula="of:=[.$A27]+(([.N$1]*4)^(1/3))" office:value-type="float" office:value="9.57885697021333">
            <text:p>9.58</text:p>
          </table:table-cell>
          <table:table-cell table:formula="of:=[.$A27]+(([.O$1]*4)^(1/3))" office:value-type="float" office:value="9.70266937544151">
            <text:p>9.7</text:p>
          </table:table-cell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ce3" table:formula="of:=[.$A29]/2 +([.$A29]-[.$A29]/2)*(EXP(-1*[.B$28]/40))" office:value-type="float" office:value="0">
            <text:p>0</text:p>
          </table:table-cell>
          <table:table-cell table:style-name="ce3" table:formula="of:=[.$A29]/2 +([.$A29]-[.$A29]/2)*(EXP(-1*[.C$28]/40))" office:value-type="float" office:value="0">
            <text:p>0</text:p>
          </table:table-cell>
          <table:table-cell table:style-name="ce3" table:formula="of:=[.$A29]/2 +([.$A29]-[.$A29]/2)*(EXP(-1*[.D$28]/40))" office:value-type="float" office:value="0">
            <text:p>0</text:p>
          </table:table-cell>
          <table:table-cell table:style-name="ce3" table:formula="of:=[.$A29]/2 +([.$A29]-[.$A29]/2)*(EXP(-1*[.E$28]/40))" office:value-type="float" office:value="0">
            <text:p>0</text:p>
          </table:table-cell>
          <table:table-cell table:style-name="ce3" table:formula="of:=[.$A29]/2 +([.$A29]-[.$A29]/2)*(EXP(-1*[.F$28]/40))" office:value-type="float" office:value="0">
            <text:p>0</text:p>
          </table:table-cell>
          <table:table-cell table:style-name="ce3" table:formula="of:=[.$A29]/2 +([.$A29]-[.$A29]/2)*(EXP(-1*[.G$28]/40))" office:value-type="float" office:value="0">
            <text:p>0</text:p>
          </table:table-cell>
          <table:table-cell table:style-name="ce3" table:formula="of:=[.$A29]/2 +([.$A29]-[.$A29]/2)*(EXP(-1*[.H$28]/40))" office:value-type="float" office:value="0">
            <text:p>0</text:p>
          </table:table-cell>
          <table:table-cell table:style-name="ce3" table:formula="of:=[.$A29]/2 +([.$A29]-[.$A29]/2)*(EXP(-1*[.I$28]/40))" office:value-type="float" office:value="0">
            <text:p>0</text:p>
          </table:table-cell>
          <table:table-cell table:style-name="ce3" table:formula="of:=[.$A29]/2 +([.$A29]-[.$A29]/2)*(EXP(-1*[.J$28]/40))" office:value-type="float" office:value="0">
            <text:p>0</text:p>
          </table:table-cell>
          <table:table-cell table:style-name="ce3" table:formula="of:=[.$A29]/2 +([.$A29]-[.$A29]/2)*(EXP(-1*[.K$28]/40))" office:value-type="float" office:value="0">
            <text:p>0</text:p>
          </table:table-cell>
          <table:table-cell table:style-name="ce3" table:formula="of:=[.$A29]/2 +([.$A29]-[.$A29]/2)*(EXP(-1*[.L$28]/40))" office:value-type="float" office:value="0">
            <text:p>0</text:p>
          </table:table-cell>
          <table:table-cell table:style-name="ce3" table:formula="of:=[.$A29]/2 +([.$A29]-[.$A29]/2)*(EXP(-1*[.M$28]/40))" office:value-type="float" office:value="0">
            <text:p>0</text:p>
          </table:table-cell>
          <table:table-cell table:style-name="ce3" table:formula="of:=[.$A29]/2 +([.$A29]-[.$A29]/2)*(EXP(-1*[.N$28]/40))" office:value-type="float" office:value="0">
            <text:p>0</text:p>
          </table:table-cell>
          <table:table-cell table:style-name="ce3" table:formula="of:=[.$A29]/2 +([.$A29]-[.$A29]/2)*(EXP(-1*[.O$28]/40))" office:value-type="float" office:value="0">
            <text:p>0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ce3" table:formula="of:=[.$A30]/2 +([.$A30]-[.$A30]/2)*(EXP(-1*[.B$28]/40))" office:value-type="float" office:value="1">
            <text:p>1</text:p>
          </table:table-cell>
          <table:table-cell table:style-name="ce3" table:formula="of:=[.$A30]/2 +([.$A30]-[.$A30]/2)*(EXP(-1*[.C$28]/40))" office:value-type="float" office:value="0.919728510384604">
            <text:p>0.92</text:p>
          </table:table-cell>
          <table:table-cell table:style-name="ce3" table:formula="of:=[.$A30]/2 +([.$A30]-[.$A30]/2)*(EXP(-1*[.D$28]/40))" office:value-type="float" office:value="0.852344044859357">
            <text:p>0.85</text:p>
          </table:table-cell>
          <table:table-cell table:style-name="ce3" table:formula="of:=[.$A30]/2 +([.$A30]-[.$A30]/2)*(EXP(-1*[.E$28]/40))" office:value-type="float" office:value="0.795777682183407">
            <text:p>0.8</text:p>
          </table:table-cell>
          <table:table-cell table:style-name="ce3" table:formula="of:=[.$A30]/2 +([.$A30]-[.$A30]/2)*(EXP(-1*[.F$28]/40))" office:value-type="float" office:value="0.748292651895705">
            <text:p>0.75</text:p>
          </table:table-cell>
          <table:table-cell table:style-name="ce3" table:formula="of:=[.$A30]/2 +([.$A30]-[.$A30]/2)*(EXP(-1*[.G$28]/40))" office:value-type="float" office:value="0.708431009839254">
            <text:p>0.71</text:p>
          </table:table-cell>
          <table:table-cell table:style-name="ce3" table:formula="of:=[.$A30]/2 +([.$A30]-[.$A30]/2)*(EXP(-1*[.H$28]/40))" office:value-type="float" office:value="0.674968874555578">
            <text:p>0.67</text:p>
          </table:table-cell>
          <table:table-cell table:style-name="ce3" table:formula="of:=[.$A30]/2 +([.$A30]-[.$A30]/2)*(EXP(-1*[.I$28]/40))" office:value-type="float" office:value="0.646878850161766">
            <text:p>0.65</text:p>
          </table:table-cell>
          <table:table-cell table:style-name="ce3" table:formula="of:=[.$A30]/2 +([.$A30]-[.$A30]/2)*(EXP(-1*[.J$28]/40))" office:value-type="float" office:value="0.623298481970803">
            <text:p>0.62</text:p>
          </table:table-cell>
          <table:table-cell table:style-name="ce3" table:formula="of:=[.$A30]/2 +([.$A30]-[.$A30]/2)*(EXP(-1*[.K$28]/40))" office:value-type="float" office:value="0.603503776340576">
            <text:p>0.6</text:p>
          </table:table-cell>
          <table:table-cell table:style-name="ce3" table:formula="of:=[.$A30]/2 +([.$A30]-[.$A30]/2)*(EXP(-1*[.L$28]/40))" office:value-type="float" office:value="0.586886971725223">
            <text:p>0.59</text:p>
          </table:table-cell>
          <table:table-cell table:style-name="ce3" table:formula="of:=[.$A30]/2 +([.$A30]-[.$A30]/2)*(EXP(-1*[.M$28]/40))" office:value-type="float" office:value="0.572937878428114">
            <text:p>0.57</text:p>
          </table:table-cell>
          <table:table-cell table:style-name="ce3" table:formula="of:=[.$A30]/2 +([.$A30]-[.$A30]/2)*(EXP(-1*[.N$28]/40))" office:value-type="float" office:value="0.561228214126491">
            <text:p>0.56</text:p>
          </table:table-cell>
          <table:table-cell table:style-name="ce3" table:formula="of:=[.$A30]/2 +([.$A30]-[.$A30]/2)*(EXP(-1*[.O$28]/40))" office:value-type="float" office:value="0.551398454217643">
            <text:p>0.55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ce3" table:formula="of:=[.$A31]/2 +([.$A31]-[.$A31]/2)*(EXP(-1*[.B$28]/40))" office:value-type="float" office:value="2">
            <text:p>2</text:p>
          </table:table-cell>
          <table:table-cell table:style-name="ce3" table:formula="of:=[.$A31]/2 +([.$A31]-[.$A31]/2)*(EXP(-1*[.C$28]/40))" office:value-type="float" office:value="1.83945702076921">
            <text:p>1.84</text:p>
          </table:table-cell>
          <table:table-cell table:style-name="ce3" table:formula="of:=[.$A31]/2 +([.$A31]-[.$A31]/2)*(EXP(-1*[.D$28]/40))" office:value-type="float" office:value="1.70468808971871">
            <text:p>1.7</text:p>
          </table:table-cell>
          <table:table-cell table:style-name="ce3" table:formula="of:=[.$A31]/2 +([.$A31]-[.$A31]/2)*(EXP(-1*[.E$28]/40))" office:value-type="float" office:value="1.59155536436682">
            <text:p>1.59</text:p>
          </table:table-cell>
          <table:table-cell table:style-name="ce3" table:formula="of:=[.$A31]/2 +([.$A31]-[.$A31]/2)*(EXP(-1*[.F$28]/40))" office:value-type="float" office:value="1.49658530379141">
            <text:p>1.5</text:p>
          </table:table-cell>
          <table:table-cell table:style-name="ce3" table:formula="of:=[.$A31]/2 +([.$A31]-[.$A31]/2)*(EXP(-1*[.G$28]/40))" office:value-type="float" office:value="1.41686201967851">
            <text:p>1.42</text:p>
          </table:table-cell>
          <table:table-cell table:style-name="ce3" table:formula="of:=[.$A31]/2 +([.$A31]-[.$A31]/2)*(EXP(-1*[.H$28]/40))" office:value-type="float" office:value="1.34993774911116">
            <text:p>1.35</text:p>
          </table:table-cell>
          <table:table-cell table:style-name="ce3" table:formula="of:=[.$A31]/2 +([.$A31]-[.$A31]/2)*(EXP(-1*[.I$28]/40))" office:value-type="float" office:value="1.29375770032353">
            <text:p>1.29</text:p>
          </table:table-cell>
          <table:table-cell table:style-name="ce3" table:formula="of:=[.$A31]/2 +([.$A31]-[.$A31]/2)*(EXP(-1*[.J$28]/40))" office:value-type="float" office:value="1.24659696394161">
            <text:p>1.25</text:p>
          </table:table-cell>
          <table:table-cell table:style-name="ce3" table:formula="of:=[.$A31]/2 +([.$A31]-[.$A31]/2)*(EXP(-1*[.K$28]/40))" office:value-type="float" office:value="1.20700755268115">
            <text:p>1.21</text:p>
          </table:table-cell>
          <table:table-cell table:style-name="ce3" table:formula="of:=[.$A31]/2 +([.$A31]-[.$A31]/2)*(EXP(-1*[.L$28]/40))" office:value-type="float" office:value="1.17377394345045">
            <text:p>1.17</text:p>
          </table:table-cell>
          <table:table-cell table:style-name="ce3" table:formula="of:=[.$A31]/2 +([.$A31]-[.$A31]/2)*(EXP(-1*[.M$28]/40))" office:value-type="float" office:value="1.14587575685623">
            <text:p>1.15</text:p>
          </table:table-cell>
          <table:table-cell table:style-name="ce3" table:formula="of:=[.$A31]/2 +([.$A31]-[.$A31]/2)*(EXP(-1*[.N$28]/40))" office:value-type="float" office:value="1.12245642825298">
            <text:p>1.12</text:p>
          </table:table-cell>
          <table:table-cell table:style-name="ce3" table:formula="of:=[.$A31]/2 +([.$A31]-[.$A31]/2)*(EXP(-1*[.O$28]/40))" office:value-type="float" office:value="1.10279690843529">
            <text:p>1.1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ce3" table:formula="of:=[.$A32]/2 +([.$A32]-[.$A32]/2)*(EXP(-1*[.B$28]/40))" office:value-type="float" office:value="3">
            <text:p>3</text:p>
          </table:table-cell>
          <table:table-cell table:style-name="ce3" table:formula="of:=[.$A32]/2 +([.$A32]-[.$A32]/2)*(EXP(-1*[.C$28]/40))" office:value-type="float" office:value="2.75918553115381">
            <text:p>2.76</text:p>
          </table:table-cell>
          <table:table-cell table:style-name="ce3" table:formula="of:=[.$A32]/2 +([.$A32]-[.$A32]/2)*(EXP(-1*[.D$28]/40))" office:value-type="float" office:value="2.55703213457807">
            <text:p>2.56</text:p>
          </table:table-cell>
          <table:table-cell table:style-name="ce3" table:formula="of:=[.$A32]/2 +([.$A32]-[.$A32]/2)*(EXP(-1*[.E$28]/40))" office:value-type="float" office:value="2.38733304655022">
            <text:p>2.39</text:p>
          </table:table-cell>
          <table:table-cell table:style-name="ce3" table:formula="of:=[.$A32]/2 +([.$A32]-[.$A32]/2)*(EXP(-1*[.F$28]/40))" office:value-type="float" office:value="2.24487795568711">
            <text:p>2.24</text:p>
          </table:table-cell>
          <table:table-cell table:style-name="ce3" table:formula="of:=[.$A32]/2 +([.$A32]-[.$A32]/2)*(EXP(-1*[.G$28]/40))" office:value-type="float" office:value="2.12529302951776">
            <text:p>2.13</text:p>
          </table:table-cell>
          <table:table-cell table:style-name="ce3" table:formula="of:=[.$A32]/2 +([.$A32]-[.$A32]/2)*(EXP(-1*[.H$28]/40))" office:value-type="float" office:value="2.02490662366673">
            <text:p>2.02</text:p>
          </table:table-cell>
          <table:table-cell table:style-name="ce3" table:formula="of:=[.$A32]/2 +([.$A32]-[.$A32]/2)*(EXP(-1*[.I$28]/40))" office:value-type="float" office:value="1.9406365504853">
            <text:p>1.94</text:p>
          </table:table-cell>
          <table:table-cell table:style-name="ce3" table:formula="of:=[.$A32]/2 +([.$A32]-[.$A32]/2)*(EXP(-1*[.J$28]/40))" office:value-type="float" office:value="1.86989544591241">
            <text:p>1.87</text:p>
          </table:table-cell>
          <table:table-cell table:style-name="ce3" table:formula="of:=[.$A32]/2 +([.$A32]-[.$A32]/2)*(EXP(-1*[.K$28]/40))" office:value-type="float" office:value="1.81051132902173">
            <text:p>1.81</text:p>
          </table:table-cell>
          <table:table-cell table:style-name="ce3" table:formula="of:=[.$A32]/2 +([.$A32]-[.$A32]/2)*(EXP(-1*[.L$28]/40))" office:value-type="float" office:value="1.76066091517567">
            <text:p>1.76</text:p>
          </table:table-cell>
          <table:table-cell table:style-name="ce3" table:formula="of:=[.$A32]/2 +([.$A32]-[.$A32]/2)*(EXP(-1*[.M$28]/40))" office:value-type="float" office:value="1.71881363528434">
            <text:p>1.72</text:p>
          </table:table-cell>
          <table:table-cell table:style-name="ce3" table:formula="of:=[.$A32]/2 +([.$A32]-[.$A32]/2)*(EXP(-1*[.N$28]/40))" office:value-type="float" office:value="1.68368464237947">
            <text:p>1.68</text:p>
          </table:table-cell>
          <table:table-cell table:style-name="ce3" table:formula="of:=[.$A32]/2 +([.$A32]-[.$A32]/2)*(EXP(-1*[.O$28]/40))" office:value-type="float" office:value="1.65419536265293">
            <text:p>1.65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ce3" table:formula="of:=[.$A33]/2 +([.$A33]-[.$A33]/2)*(EXP(-1*[.B$28]/40))" office:value-type="float" office:value="4">
            <text:p>4</text:p>
          </table:table-cell>
          <table:table-cell table:style-name="ce3" table:formula="of:=[.$A33]/2 +([.$A33]-[.$A33]/2)*(EXP(-1*[.C$28]/40))" office:value-type="float" office:value="3.67891404153841">
            <text:p>3.68</text:p>
          </table:table-cell>
          <table:table-cell table:style-name="ce3" table:formula="of:=[.$A33]/2 +([.$A33]-[.$A33]/2)*(EXP(-1*[.D$28]/40))" office:value-type="float" office:value="3.40937617943743">
            <text:p>3.41</text:p>
          </table:table-cell>
          <table:table-cell table:style-name="ce3" table:formula="of:=[.$A33]/2 +([.$A33]-[.$A33]/2)*(EXP(-1*[.E$28]/40))" office:value-type="float" office:value="3.18311072873363">
            <text:p>3.18</text:p>
          </table:table-cell>
          <table:table-cell table:style-name="ce3" table:formula="of:=[.$A33]/2 +([.$A33]-[.$A33]/2)*(EXP(-1*[.F$28]/40))" office:value-type="float" office:value="2.99317060758282">
            <text:p>2.99</text:p>
          </table:table-cell>
          <table:table-cell table:style-name="ce3" table:formula="of:=[.$A33]/2 +([.$A33]-[.$A33]/2)*(EXP(-1*[.G$28]/40))" office:value-type="float" office:value="2.83372403935702">
            <text:p>2.83</text:p>
          </table:table-cell>
          <table:table-cell table:style-name="ce3" table:formula="of:=[.$A33]/2 +([.$A33]-[.$A33]/2)*(EXP(-1*[.H$28]/40))" office:value-type="float" office:value="2.69987549822231">
            <text:p>2.7</text:p>
          </table:table-cell>
          <table:table-cell table:style-name="ce3" table:formula="of:=[.$A33]/2 +([.$A33]-[.$A33]/2)*(EXP(-1*[.I$28]/40))" office:value-type="float" office:value="2.58751540064707">
            <text:p>2.59</text:p>
          </table:table-cell>
          <table:table-cell table:style-name="ce3" table:formula="of:=[.$A33]/2 +([.$A33]-[.$A33]/2)*(EXP(-1*[.J$28]/40))" office:value-type="float" office:value="2.49319392788321">
            <text:p>2.49</text:p>
          </table:table-cell>
          <table:table-cell table:style-name="ce3" table:formula="of:=[.$A33]/2 +([.$A33]-[.$A33]/2)*(EXP(-1*[.K$28]/40))" office:value-type="float" office:value="2.41401510536231">
            <text:p>2.41</text:p>
          </table:table-cell>
          <table:table-cell table:style-name="ce3" table:formula="of:=[.$A33]/2 +([.$A33]-[.$A33]/2)*(EXP(-1*[.L$28]/40))" office:value-type="float" office:value="2.34754788690089">
            <text:p>2.35</text:p>
          </table:table-cell>
          <table:table-cell table:style-name="ce3" table:formula="of:=[.$A33]/2 +([.$A33]-[.$A33]/2)*(EXP(-1*[.M$28]/40))" office:value-type="float" office:value="2.29175151371245">
            <text:p>2.29</text:p>
          </table:table-cell>
          <table:table-cell table:style-name="ce3" table:formula="of:=[.$A33]/2 +([.$A33]-[.$A33]/2)*(EXP(-1*[.N$28]/40))" office:value-type="float" office:value="2.24491285650596">
            <text:p>2.24</text:p>
          </table:table-cell>
          <table:table-cell table:style-name="ce3" table:formula="of:=[.$A33]/2 +([.$A33]-[.$A33]/2)*(EXP(-1*[.O$28]/40))" office:value-type="float" office:value="2.20559381687057">
            <text:p>2.21</text:p>
          </table:table-cell>
        </table:table-row>
        <table:table-row table:style-name="ro2">
          <table:table-cell table:style-name="Default" office:value-type="float" office:value="5">
            <text:p>5</text:p>
          </table:table-cell>
          <table:table-cell table:style-name="ce3" table:formula="of:=[.$A34]/2 +([.$A34]-[.$A34]/2)*(EXP(-1*[.B$28]/40))" office:value-type="float" office:value="5">
            <text:p>5</text:p>
          </table:table-cell>
          <table:table-cell table:style-name="ce3" table:formula="of:=[.$A34]/2 +([.$A34]-[.$A34]/2)*(EXP(-1*[.C$28]/40))" office:value-type="float" office:value="4.59864255192302">
            <text:p>4.6</text:p>
          </table:table-cell>
          <table:table-cell table:style-name="ce3" table:formula="of:=[.$A34]/2 +([.$A34]-[.$A34]/2)*(EXP(-1*[.D$28]/40))" office:value-type="float" office:value="4.26172022429678">
            <text:p>4.26</text:p>
          </table:table-cell>
          <table:table-cell table:style-name="ce3" table:formula="of:=[.$A34]/2 +([.$A34]-[.$A34]/2)*(EXP(-1*[.E$28]/40))" office:value-type="float" office:value="3.97888841091704">
            <text:p>3.98</text:p>
          </table:table-cell>
          <table:table-cell table:style-name="ce3" table:formula="of:=[.$A34]/2 +([.$A34]-[.$A34]/2)*(EXP(-1*[.F$28]/40))" office:value-type="float" office:value="3.74146325947852">
            <text:p>3.74</text:p>
          </table:table-cell>
          <table:table-cell table:style-name="ce3" table:formula="of:=[.$A34]/2 +([.$A34]-[.$A34]/2)*(EXP(-1*[.G$28]/40))" office:value-type="float" office:value="3.54215504919627">
            <text:p>3.54</text:p>
          </table:table-cell>
          <table:table-cell table:style-name="ce3" table:formula="of:=[.$A34]/2 +([.$A34]-[.$A34]/2)*(EXP(-1*[.H$28]/40))" office:value-type="float" office:value="3.37484437277789">
            <text:p>3.37</text:p>
          </table:table-cell>
          <table:table-cell table:style-name="ce3" table:formula="of:=[.$A34]/2 +([.$A34]-[.$A34]/2)*(EXP(-1*[.I$28]/40))" office:value-type="float" office:value="3.23439425080883">
            <text:p>3.23</text:p>
          </table:table-cell>
          <table:table-cell table:style-name="ce3" table:formula="of:=[.$A34]/2 +([.$A34]-[.$A34]/2)*(EXP(-1*[.J$28]/40))" office:value-type="float" office:value="3.11649240985402">
            <text:p>3.12</text:p>
          </table:table-cell>
          <table:table-cell table:style-name="ce3" table:formula="of:=[.$A34]/2 +([.$A34]-[.$A34]/2)*(EXP(-1*[.K$28]/40))" office:value-type="float" office:value="3.01751888170288">
            <text:p>3.02</text:p>
          </table:table-cell>
          <table:table-cell table:style-name="ce3" table:formula="of:=[.$A34]/2 +([.$A34]-[.$A34]/2)*(EXP(-1*[.L$28]/40))" office:value-type="float" office:value="2.93443485862611">
            <text:p>2.93</text:p>
          </table:table-cell>
          <table:table-cell table:style-name="ce3" table:formula="of:=[.$A34]/2 +([.$A34]-[.$A34]/2)*(EXP(-1*[.M$28]/40))" office:value-type="float" office:value="2.86468939214057">
            <text:p>2.86</text:p>
          </table:table-cell>
          <table:table-cell table:style-name="ce3" table:formula="of:=[.$A34]/2 +([.$A34]-[.$A34]/2)*(EXP(-1*[.N$28]/40))" office:value-type="float" office:value="2.80614107063245">
            <text:p>2.81</text:p>
          </table:table-cell>
          <table:table-cell table:style-name="ce3" table:formula="of:=[.$A34]/2 +([.$A34]-[.$A34]/2)*(EXP(-1*[.O$28]/40))" office:value-type="float" office:value="2.75699227108822">
            <text:p>2.76</text:p>
          </table:table-cell>
        </table:table-row>
        <table:table-row table:style-name="ro2">
          <table:table-cell table:style-name="Default" office:value-type="float" office:value="6">
            <text:p>6</text:p>
          </table:table-cell>
          <table:table-cell table:style-name="ce3" table:formula="of:=[.$A35]/2 +([.$A35]-[.$A35]/2)*(EXP(-1*[.B$28]/40))" office:value-type="float" office:value="6">
            <text:p>6</text:p>
          </table:table-cell>
          <table:table-cell table:style-name="ce3" table:formula="of:=[.$A35]/2 +([.$A35]-[.$A35]/2)*(EXP(-1*[.C$28]/40))" office:value-type="float" office:value="5.51837106230762">
            <text:p>5.52</text:p>
          </table:table-cell>
          <table:table-cell table:style-name="ce3" table:formula="of:=[.$A35]/2 +([.$A35]-[.$A35]/2)*(EXP(-1*[.D$28]/40))" office:value-type="float" office:value="5.11406426915614">
            <text:p>5.11</text:p>
          </table:table-cell>
          <table:table-cell table:style-name="ce3" table:formula="of:=[.$A35]/2 +([.$A35]-[.$A35]/2)*(EXP(-1*[.E$28]/40))" office:value-type="float" office:value="4.77466609310045">
            <text:p>4.77</text:p>
          </table:table-cell>
          <table:table-cell table:style-name="ce3" table:formula="of:=[.$A35]/2 +([.$A35]-[.$A35]/2)*(EXP(-1*[.F$28]/40))" office:value-type="float" office:value="4.48975591137423">
            <text:p>4.49</text:p>
          </table:table-cell>
          <table:table-cell table:style-name="ce3" table:formula="of:=[.$A35]/2 +([.$A35]-[.$A35]/2)*(EXP(-1*[.G$28]/40))" office:value-type="float" office:value="4.25058605903553">
            <text:p>4.25</text:p>
          </table:table-cell>
          <table:table-cell table:style-name="ce3" table:formula="of:=[.$A35]/2 +([.$A35]-[.$A35]/2)*(EXP(-1*[.H$28]/40))" office:value-type="float" office:value="4.04981324733347">
            <text:p>4.05</text:p>
          </table:table-cell>
          <table:table-cell table:style-name="ce3" table:formula="of:=[.$A35]/2 +([.$A35]-[.$A35]/2)*(EXP(-1*[.I$28]/40))" office:value-type="float" office:value="3.8812731009706">
            <text:p>3.88</text:p>
          </table:table-cell>
          <table:table-cell table:style-name="ce3" table:formula="of:=[.$A35]/2 +([.$A35]-[.$A35]/2)*(EXP(-1*[.J$28]/40))" office:value-type="float" office:value="3.73979089182482">
            <text:p>3.74</text:p>
          </table:table-cell>
          <table:table-cell table:style-name="ce3" table:formula="of:=[.$A35]/2 +([.$A35]-[.$A35]/2)*(EXP(-1*[.K$28]/40))" office:value-type="float" office:value="3.62102265804346">
            <text:p>3.62</text:p>
          </table:table-cell>
          <table:table-cell table:style-name="ce3" table:formula="of:=[.$A35]/2 +([.$A35]-[.$A35]/2)*(EXP(-1*[.L$28]/40))" office:value-type="float" office:value="3.52132183035134">
            <text:p>3.52</text:p>
          </table:table-cell>
          <table:table-cell table:style-name="ce3" table:formula="of:=[.$A35]/2 +([.$A35]-[.$A35]/2)*(EXP(-1*[.M$28]/40))" office:value-type="float" office:value="3.43762727056868">
            <text:p>3.44</text:p>
          </table:table-cell>
          <table:table-cell table:style-name="ce3" table:formula="of:=[.$A35]/2 +([.$A35]-[.$A35]/2)*(EXP(-1*[.N$28]/40))" office:value-type="float" office:value="3.36736928475895">
            <text:p>3.37</text:p>
          </table:table-cell>
          <table:table-cell table:style-name="ce3" table:formula="of:=[.$A35]/2 +([.$A35]-[.$A35]/2)*(EXP(-1*[.O$28]/40))" office:value-type="float" office:value="3.30839072530586">
            <text:p>3.31</text:p>
          </table:table-cell>
        </table:table-row>
        <table:table-row table:style-name="ro2">
          <table:table-cell table:style-name="Default" office:value-type="float" office:value="7">
            <text:p>7</text:p>
          </table:table-cell>
          <table:table-cell table:style-name="ce3" table:formula="of:=[.$A36]/2 +([.$A36]-[.$A36]/2)*(EXP(-1*[.B$28]/40))" office:value-type="float" office:value="7">
            <text:p>7</text:p>
          </table:table-cell>
          <table:table-cell table:style-name="ce3" table:formula="of:=[.$A36]/2 +([.$A36]-[.$A36]/2)*(EXP(-1*[.C$28]/40))" office:value-type="float" office:value="6.43809957269223">
            <text:p>6.44</text:p>
          </table:table-cell>
          <table:table-cell table:style-name="ce3" table:formula="of:=[.$A36]/2 +([.$A36]-[.$A36]/2)*(EXP(-1*[.D$28]/40))" office:value-type="float" office:value="5.9664083140155">
            <text:p>5.97</text:p>
          </table:table-cell>
          <table:table-cell table:style-name="ce3" table:formula="of:=[.$A36]/2 +([.$A36]-[.$A36]/2)*(EXP(-1*[.E$28]/40))" office:value-type="float" office:value="5.57044377528385">
            <text:p>5.57</text:p>
          </table:table-cell>
          <table:table-cell table:style-name="ce3" table:formula="of:=[.$A36]/2 +([.$A36]-[.$A36]/2)*(EXP(-1*[.F$28]/40))" office:value-type="float" office:value="5.23804856326993">
            <text:p>5.24</text:p>
          </table:table-cell>
          <table:table-cell table:style-name="ce3" table:formula="of:=[.$A36]/2 +([.$A36]-[.$A36]/2)*(EXP(-1*[.G$28]/40))" office:value-type="float" office:value="4.95901706887478">
            <text:p>4.96</text:p>
          </table:table-cell>
          <table:table-cell table:style-name="ce3" table:formula="of:=[.$A36]/2 +([.$A36]-[.$A36]/2)*(EXP(-1*[.H$28]/40))" office:value-type="float" office:value="4.72478212188904">
            <text:p>4.72</text:p>
          </table:table-cell>
          <table:table-cell table:style-name="ce3" table:formula="of:=[.$A36]/2 +([.$A36]-[.$A36]/2)*(EXP(-1*[.I$28]/40))" office:value-type="float" office:value="4.52815195113237">
            <text:p>4.53</text:p>
          </table:table-cell>
          <table:table-cell table:style-name="ce3" table:formula="of:=[.$A36]/2 +([.$A36]-[.$A36]/2)*(EXP(-1*[.J$28]/40))" office:value-type="float" office:value="4.36308937379562">
            <text:p>4.36</text:p>
          </table:table-cell>
          <table:table-cell table:style-name="ce3" table:formula="of:=[.$A36]/2 +([.$A36]-[.$A36]/2)*(EXP(-1*[.K$28]/40))" office:value-type="float" office:value="4.22452643438403">
            <text:p>4.22</text:p>
          </table:table-cell>
          <table:table-cell table:style-name="ce3" table:formula="of:=[.$A36]/2 +([.$A36]-[.$A36]/2)*(EXP(-1*[.L$28]/40))" office:value-type="float" office:value="4.10820880207656">
            <text:p>4.11</text:p>
          </table:table-cell>
          <table:table-cell table:style-name="ce3" table:formula="of:=[.$A36]/2 +([.$A36]-[.$A36]/2)*(EXP(-1*[.M$28]/40))" office:value-type="float" office:value="4.0105651489968">
            <text:p>4.01</text:p>
          </table:table-cell>
          <table:table-cell table:style-name="ce3" table:formula="of:=[.$A36]/2 +([.$A36]-[.$A36]/2)*(EXP(-1*[.N$28]/40))" office:value-type="float" office:value="3.92859749888544">
            <text:p>3.93</text:p>
          </table:table-cell>
          <table:table-cell table:style-name="ce3" table:formula="of:=[.$A36]/2 +([.$A36]-[.$A36]/2)*(EXP(-1*[.O$28]/40))" office:value-type="float" office:value="3.8597891795235">
            <text:p>3.86</text:p>
          </table:table-cell>
        </table:table-row>
        <table:table-row table:style-name="ro2">
          <table:table-cell table:style-name="Default" office:value-type="float" office:value="8">
            <text:p>8</text:p>
          </table:table-cell>
          <table:table-cell table:style-name="ce3" table:formula="of:=[.$A37]/2 +([.$A37]-[.$A37]/2)*(EXP(-1*[.B$28]/40))" office:value-type="float" office:value="8">
            <text:p>8</text:p>
          </table:table-cell>
          <table:table-cell table:style-name="ce3" table:formula="of:=[.$A37]/2 +([.$A37]-[.$A37]/2)*(EXP(-1*[.C$28]/40))" office:value-type="float" office:value="7.35782808307683">
            <text:p>7.36</text:p>
          </table:table-cell>
          <table:table-cell table:style-name="ce3" table:formula="of:=[.$A37]/2 +([.$A37]-[.$A37]/2)*(EXP(-1*[.D$28]/40))" office:value-type="float" office:value="6.81875235887485">
            <text:p>6.82</text:p>
          </table:table-cell>
          <table:table-cell table:style-name="ce3" table:formula="of:=[.$A37]/2 +([.$A37]-[.$A37]/2)*(EXP(-1*[.E$28]/40))" office:value-type="float" office:value="6.36622145746726">
            <text:p>6.37</text:p>
          </table:table-cell>
          <table:table-cell table:style-name="ce3" table:formula="of:=[.$A37]/2 +([.$A37]-[.$A37]/2)*(EXP(-1*[.F$28]/40))" office:value-type="float" office:value="5.98634121516564">
            <text:p>5.99</text:p>
          </table:table-cell>
          <table:table-cell table:style-name="ce3" table:formula="of:=[.$A37]/2 +([.$A37]-[.$A37]/2)*(EXP(-1*[.G$28]/40))" office:value-type="float" office:value="5.66744807871403">
            <text:p>5.67</text:p>
          </table:table-cell>
          <table:table-cell table:style-name="ce3" table:formula="of:=[.$A37]/2 +([.$A37]-[.$A37]/2)*(EXP(-1*[.H$28]/40))" office:value-type="float" office:value="5.39975099644462">
            <text:p>5.4</text:p>
          </table:table-cell>
          <table:table-cell table:style-name="ce3" table:formula="of:=[.$A37]/2 +([.$A37]-[.$A37]/2)*(EXP(-1*[.I$28]/40))" office:value-type="float" office:value="5.17503080129413">
            <text:p>5.18</text:p>
          </table:table-cell>
          <table:table-cell table:style-name="ce3" table:formula="of:=[.$A37]/2 +([.$A37]-[.$A37]/2)*(EXP(-1*[.J$28]/40))" office:value-type="float" office:value="4.98638785576643">
            <text:p>4.99</text:p>
          </table:table-cell>
          <table:table-cell table:style-name="ce3" table:formula="of:=[.$A37]/2 +([.$A37]-[.$A37]/2)*(EXP(-1*[.K$28]/40))" office:value-type="float" office:value="4.82803021072461">
            <text:p>4.83</text:p>
          </table:table-cell>
          <table:table-cell table:style-name="ce3" table:formula="of:=[.$A37]/2 +([.$A37]-[.$A37]/2)*(EXP(-1*[.L$28]/40))" office:value-type="float" office:value="4.69509577380178">
            <text:p>4.7</text:p>
          </table:table-cell>
          <table:table-cell table:style-name="ce3" table:formula="of:=[.$A37]/2 +([.$A37]-[.$A37]/2)*(EXP(-1*[.M$28]/40))" office:value-type="float" office:value="4.58350302742491">
            <text:p>4.58</text:p>
          </table:table-cell>
          <table:table-cell table:style-name="ce3" table:formula="of:=[.$A37]/2 +([.$A37]-[.$A37]/2)*(EXP(-1*[.N$28]/40))" office:value-type="float" office:value="4.48982571301193">
            <text:p>4.49</text:p>
          </table:table-cell>
          <table:table-cell table:style-name="ce3" table:formula="of:=[.$A37]/2 +([.$A37]-[.$A37]/2)*(EXP(-1*[.O$28]/40))" office:value-type="float" office:value="4.41118763374115">
            <text:p>4.41</text:p>
          </table:table-cell>
        </table:table-row>
        <table:table-row table:style-name="ro2">
          <table:table-cell table:style-name="Default" office:value-type="float" office:value="9">
            <text:p>9</text:p>
          </table:table-cell>
          <table:table-cell table:style-name="ce3" table:formula="of:=[.$A38]/2 +([.$A38]-[.$A38]/2)*(EXP(-1*[.B$28]/40))" office:value-type="float" office:value="9">
            <text:p>9</text:p>
          </table:table-cell>
          <table:table-cell table:style-name="ce3" table:formula="of:=[.$A38]/2 +([.$A38]-[.$A38]/2)*(EXP(-1*[.C$28]/40))" office:value-type="float" office:value="8.27755659346143">
            <text:p>8.28</text:p>
          </table:table-cell>
          <table:table-cell table:style-name="ce3" table:formula="of:=[.$A38]/2 +([.$A38]-[.$A38]/2)*(EXP(-1*[.D$28]/40))" office:value-type="float" office:value="7.67109640373421">
            <text:p>7.67</text:p>
          </table:table-cell>
          <table:table-cell table:style-name="ce3" table:formula="of:=[.$A38]/2 +([.$A38]-[.$A38]/2)*(EXP(-1*[.E$28]/40))" office:value-type="float" office:value="7.16199913965067">
            <text:p>7.16</text:p>
          </table:table-cell>
          <table:table-cell table:style-name="ce3" table:formula="of:=[.$A38]/2 +([.$A38]-[.$A38]/2)*(EXP(-1*[.F$28]/40))" office:value-type="float" office:value="6.73463386706134">
            <text:p>6.73</text:p>
          </table:table-cell>
          <table:table-cell table:style-name="ce3" table:formula="of:=[.$A38]/2 +([.$A38]-[.$A38]/2)*(EXP(-1*[.G$28]/40))" office:value-type="float" office:value="6.37587908855329">
            <text:p>6.38</text:p>
          </table:table-cell>
          <table:table-cell table:style-name="ce3" table:formula="of:=[.$A38]/2 +([.$A38]-[.$A38]/2)*(EXP(-1*[.H$28]/40))" office:value-type="float" office:value="6.0747198710002">
            <text:p>6.07</text:p>
          </table:table-cell>
          <table:table-cell table:style-name="ce3" table:formula="of:=[.$A38]/2 +([.$A38]-[.$A38]/2)*(EXP(-1*[.I$28]/40))" office:value-type="float" office:value="5.8219096514559">
            <text:p>5.82</text:p>
          </table:table-cell>
          <table:table-cell table:style-name="ce3" table:formula="of:=[.$A38]/2 +([.$A38]-[.$A38]/2)*(EXP(-1*[.J$28]/40))" office:value-type="float" office:value="5.60968633773723">
            <text:p>5.61</text:p>
          </table:table-cell>
          <table:table-cell table:style-name="ce3" table:formula="of:=[.$A38]/2 +([.$A38]-[.$A38]/2)*(EXP(-1*[.K$28]/40))" office:value-type="float" office:value="5.43153398706519">
            <text:p>5.43</text:p>
          </table:table-cell>
          <table:table-cell table:style-name="ce3" table:formula="of:=[.$A38]/2 +([.$A38]-[.$A38]/2)*(EXP(-1*[.L$28]/40))" office:value-type="float" office:value="5.281982745527">
            <text:p>5.28</text:p>
          </table:table-cell>
          <table:table-cell table:style-name="ce3" table:formula="of:=[.$A38]/2 +([.$A38]-[.$A38]/2)*(EXP(-1*[.M$28]/40))" office:value-type="float" office:value="5.15644090585302">
            <text:p>5.16</text:p>
          </table:table-cell>
          <table:table-cell table:style-name="ce3" table:formula="of:=[.$A38]/2 +([.$A38]-[.$A38]/2)*(EXP(-1*[.N$28]/40))" office:value-type="float" office:value="5.05105392713842">
            <text:p>5.05</text:p>
          </table:table-cell>
          <table:table-cell table:style-name="ce3" table:formula="of:=[.$A38]/2 +([.$A38]-[.$A38]/2)*(EXP(-1*[.O$28]/40))" office:value-type="float" office:value="4.96258608795879">
            <text:p>4.96</text:p>
          </table:table-cell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ce3" table:formula="of:=[.$A39]/2 +([.$A39]-[.$A39]/2)*(EXP(-1*[.B$28]/40))" office:value-type="float" office:value="10">
            <text:p>10</text:p>
          </table:table-cell>
          <table:table-cell table:style-name="ce3" table:formula="of:=[.$A39]/2 +([.$A39]-[.$A39]/2)*(EXP(-1*[.C$28]/40))" office:value-type="float" office:value="9.19728510384604">
            <text:p>9.2</text:p>
          </table:table-cell>
          <table:table-cell table:style-name="ce3" table:formula="of:=[.$A39]/2 +([.$A39]-[.$A39]/2)*(EXP(-1*[.D$28]/40))" office:value-type="float" office:value="8.52344044859357">
            <text:p>8.52</text:p>
          </table:table-cell>
          <table:table-cell table:style-name="ce3" table:formula="of:=[.$A39]/2 +([.$A39]-[.$A39]/2)*(EXP(-1*[.E$28]/40))" office:value-type="float" office:value="7.95777682183408">
            <text:p>7.96</text:p>
          </table:table-cell>
          <table:table-cell table:style-name="ce3" table:formula="of:=[.$A39]/2 +([.$A39]-[.$A39]/2)*(EXP(-1*[.F$28]/40))" office:value-type="float" office:value="7.48292651895705">
            <text:p>7.48</text:p>
          </table:table-cell>
          <table:table-cell table:style-name="ce3" table:formula="of:=[.$A39]/2 +([.$A39]-[.$A39]/2)*(EXP(-1*[.G$28]/40))" office:value-type="float" office:value="7.08431009839254">
            <text:p>7.08</text:p>
          </table:table-cell>
          <table:table-cell table:style-name="ce3" table:formula="of:=[.$A39]/2 +([.$A39]-[.$A39]/2)*(EXP(-1*[.H$28]/40))" office:value-type="float" office:value="6.74968874555578">
            <text:p>6.75</text:p>
          </table:table-cell>
          <table:table-cell table:style-name="ce3" table:formula="of:=[.$A39]/2 +([.$A39]-[.$A39]/2)*(EXP(-1*[.I$28]/40))" office:value-type="float" office:value="6.46878850161766">
            <text:p>6.47</text:p>
          </table:table-cell>
          <table:table-cell table:style-name="ce3" table:formula="of:=[.$A39]/2 +([.$A39]-[.$A39]/2)*(EXP(-1*[.J$28]/40))" office:value-type="float" office:value="6.23298481970803">
            <text:p>6.23</text:p>
          </table:table-cell>
          <table:table-cell table:style-name="ce3" table:formula="of:=[.$A39]/2 +([.$A39]-[.$A39]/2)*(EXP(-1*[.K$28]/40))" office:value-type="float" office:value="6.03503776340576">
            <text:p>6.04</text:p>
          </table:table-cell>
          <table:table-cell table:style-name="ce3" table:formula="of:=[.$A39]/2 +([.$A39]-[.$A39]/2)*(EXP(-1*[.L$28]/40))" office:value-type="float" office:value="5.86886971725223">
            <text:p>5.87</text:p>
          </table:table-cell>
          <table:table-cell table:style-name="ce3" table:formula="of:=[.$A39]/2 +([.$A39]-[.$A39]/2)*(EXP(-1*[.M$28]/40))" office:value-type="float" office:value="5.72937878428114">
            <text:p>5.73</text:p>
          </table:table-cell>
          <table:table-cell table:style-name="ce3" table:formula="of:=[.$A39]/2 +([.$A39]-[.$A39]/2)*(EXP(-1*[.N$28]/40))" office:value-type="float" office:value="5.61228214126491">
            <text:p>5.61</text:p>
          </table:table-cell>
          <table:table-cell table:style-name="ce3" table:formula="of:=[.$A39]/2 +([.$A39]-[.$A39]/2)*(EXP(-1*[.O$28]/40))" office:value-type="float" office:value="5.51398454217643">
            <text:p>5.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dcff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950e"/>
    </style:style>
    <style:style style:name="Untitled5" style:family="table-cell" style:parent-style-name="Default">
      <style:table-cell-properties fo:background-color="#ffff00"/>
    </style:style>
    <style:style style:name="Untitled6" style:family="table-cell" style:parent-style-name="Default">
      <style:table-cell-properties fo:background-color="#00ff00"/>
    </style:style>
    <style:style style:name="Untitled7" style:family="table-cell" style:parent-style-name="Default">
      <style:table-cell-properties fo:background-color="#ff950e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10/06/2013</text:date>, <text:time>11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Lorenzon</meta:initial-creator>
    <meta:creation-date>2013-06-06T14:05:36.48</meta:creation-date>
    <dc:date>2013-06-10T11:43:16.70</dc:date>
    <dc:creator>Justin Lorenzon</dc:creator>
    <meta:editing-duration>PT64H57M18S</meta:editing-duration>
    <meta:editing-cycles>1</meta:editing-cycles>
    <meta:document-statistic meta:table-count="3" meta:cell-count="583" meta:object-count="2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2cm" svg:height="6.377cm" xlink:href=".." chart:class="chart:line" chart:style-name="ch1">
        <chart:legend chart:legend-position="end" svg:x="17.279cm" svg:y="2.88cm" chart:style-name="ch2"/>
        <chart:plot-area chart:style-name="ch3" table:cell-range-address="Sheet1.B30:Sheet1.O30" svg:x="0.386cm" svg:y="0.127cm" svg:width="16.508cm" svg:height="5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O30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30</text:p>
              </table:table-cell>
              <table:table-cell office:value-type="float" office:value="1">
                <text:p text:id="Sheet1.B30:Sheet1.O30">1</text:p>
              </table:table-cell>
              <table:table-cell office:value-type="float" office:value="0.919728510384604">
                <text:p>0.919728510384604</text:p>
              </table:table-cell>
              <table:table-cell office:value-type="float" office:value="0.852344044859357">
                <text:p>0.852344044859357</text:p>
              </table:table-cell>
              <table:table-cell office:value-type="float" office:value="0.795777682183407">
                <text:p>0.795777682183407</text:p>
              </table:table-cell>
              <table:table-cell office:value-type="float" office:value="0.748292651895705">
                <text:p>0.748292651895705</text:p>
              </table:table-cell>
              <table:table-cell office:value-type="float" office:value="0.708431009839254">
                <text:p>0.708431009839254</text:p>
              </table:table-cell>
              <table:table-cell office:value-type="float" office:value="0.674968874555578">
                <text:p>0.674968874555578</text:p>
              </table:table-cell>
              <table:table-cell office:value-type="float" office:value="0.646878850161766">
                <text:p>0.646878850161766</text:p>
              </table:table-cell>
              <table:table-cell office:value-type="float" office:value="0.623298481970803">
                <text:p>0.623298481970803</text:p>
              </table:table-cell>
              <table:table-cell office:value-type="float" office:value="0.603503776340576">
                <text:p>0.603503776340576</text:p>
              </table:table-cell>
              <table:table-cell office:value-type="float" office:value="0.586886971725223">
                <text:p>0.586886971725223</text:p>
              </table:table-cell>
              <table:table-cell office:value-type="float" office:value="0.572937878428114">
                <text:p>0.572937878428114</text:p>
              </table:table-cell>
              <table:table-cell office:value-type="float" office:value="0.561228214126491">
                <text:p>0.561228214126491</text:p>
              </table:table-cell>
              <table:table-cell office:value-type="float" office:value="0.551398454217643">
                <text:p>0.551398454217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02cm" svg:height="7.015cm" xlink:href=".." chart:class="chart:line" chart:style-name="ch1">
        <chart:legend chart:legend-position="end" svg:x="6.345cm" svg:y="3.199cm" chart:style-name="ch2"/>
        <chart:plot-area chart:style-name="ch3" table:cell-range-address="Sheet1.C7:Sheet1.O7" svg:x="0.16cm" svg:y="0.14cm" svg:width="6.026cm" svg:height="6.5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O7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">
                <text:p text:id="Sheet1.C7:Sheet1.O7">3</text:p>
              </table:table-cell>
              <table:table-cell office:value-type="float" office:value="3.51984209978975">
                <text:p>3.51984209978975</text:p>
              </table:table-cell>
              <table:table-cell office:value-type="float" office:value="3.88449914061482">
                <text:p>3.88449914061482</text:p>
              </table:table-cell>
              <table:table-cell office:value-type="float" office:value="4.1748021039364">
                <text:p>4.1748021039364</text:p>
              </table:table-cell>
              <table:table-cell office:value-type="float" office:value="4.41995189335339">
                <text:p>4.41995189335339</text:p>
              </table:table-cell>
              <table:table-cell office:value-type="float" office:value="4.63424118566428">
                <text:p>4.63424118566428</text:p>
              </table:table-cell>
              <table:table-cell office:value-type="float" office:value="4.82586236554478">
                <text:p>4.82586236554478</text:p>
              </table:table-cell>
              <table:table-cell office:value-type="float" office:value="5">
                <text:p>5</text:p>
              </table:table-cell>
              <table:table-cell office:value-type="float" office:value="5.16016764610381">
                <text:p>5.16016764610381</text:p>
              </table:table-cell>
              <table:table-cell office:value-type="float" office:value="5.30886938006377">
                <text:p>5.30886938006377</text:p>
              </table:table-cell>
              <table:table-cell office:value-type="float" office:value="5.44796018113863">
                <text:p>5.44796018113863</text:p>
              </table:table-cell>
              <table:table-cell office:value-type="float" office:value="5.57885697021333">
                <text:p>5.57885697021333</text:p>
              </table:table-cell>
              <table:table-cell office:value-type="float" office:value="5.70266937544151">
                <text:p>5.70266937544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